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6.256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7.637cm"/>
      <style:paragraph-properties style:writing-mode="lr-tb"/>
    </style:style>
    <style:style style:name="pr20" style:family="presentation" style:parent-style-name="Default-notes">
      <style:graphic-properties draw:fill-color="#ffffff" fo:min-height="0.33cm"/>
      <style:paragraph-properties style:writing-mode="lr-tb"/>
    </style:style>
    <style:style style:name="pr21" style:family="presentation" style:parent-style-name="Default-outline1">
      <style:graphic-properties draw:textarea-vertical-align="middle" fo:min-height="14.941cm"/>
      <style:paragraph-properties style:writing-mode="lr-tb"/>
    </style:style>
    <style:style style:name="pr22" style:family="presentation" style:parent-style-name="Default-notes">
      <style:graphic-properties draw:fill-color="#ffffff" fo:min-height="2.518cm"/>
      <style:paragraph-properties style:writing-mode="lr-tb"/>
    </style:style>
    <style:style style:name="pr23" style:family="presentation" style:parent-style-name="Default-outline1">
      <style:graphic-properties draw:textarea-vertical-align="middle" fo:min-height="13.989cm"/>
      <style:paragraph-properties style:writing-mode="lr-tb"/>
    </style:style>
    <style:style style:name="pr24" style:family="presentation" style:parent-style-name="Default-outline1">
      <style:graphic-properties draw:textarea-vertical-align="middle" fo:min-height="14.111cm"/>
      <style:paragraph-properties style:writing-mode="lr-tb"/>
    </style:style>
    <style:style style:name="pr25" style:family="presentation" style:parent-style-name="Default-outline1">
      <style:graphic-properties draw:textarea-vertical-align="middle" fo:min-height="15.771cm"/>
      <style:paragraph-properties style:writing-mode="lr-tb"/>
    </style:style>
    <style:style style:name="pr26" style:family="presentation" style:parent-style-name="Default-outline1">
      <style:graphic-properties fo:min-height="12.18cm"/>
      <style:paragraph-properties style:writing-mode="lr-tb"/>
    </style:style>
    <style:style style:name="pr27" style:family="presentation" style:parent-style-name="Default-outline1">
      <style:graphic-properties draw:textarea-vertical-align="middle" fo:min-height="12.18cm"/>
      <style:paragraph-properties style:writing-mode="lr-tb"/>
    </style:style>
    <style:style style:name="pr28" style:family="presentation" style:parent-style-name="Default-outline1">
      <style:graphic-properties draw:textarea-vertical-align="middle" fo:min-height="15.643cm"/>
      <style:paragraph-properties style:writing-mode="lr-tb"/>
    </style:style>
    <style:style style:name="pr29" style:family="presentation" style:parent-style-name="Default-notes">
      <style:graphic-properties draw:fill-color="#ffffff" fo:min-height="18.889cm"/>
      <style:paragraph-properties style:writing-mode="lr-tb"/>
    </style:style>
    <style:style style:name="pr30" style:family="presentation" style:parent-style-name="Default-outline1">
      <style:graphic-properties fo:min-height="13.859cm"/>
      <style:paragraph-properties style:writing-mode="lr-tb"/>
    </style:style>
    <style:style style:name="pr31" style:family="presentation" style:parent-style-name="Default-notes">
      <style:graphic-properties draw:fill-color="#ffffff" fo:min-height="13.38cm"/>
      <style:paragraph-properties style:writing-mode="lr-tb"/>
    </style:style>
    <style:style style:name="pr32" style:family="presentation" style:parent-style-name="Default-notes">
      <style:graphic-properties draw:fill-color="#ffffff" fo:min-height="7.005cm"/>
      <style:paragraph-properties style:writing-mode="lr-tb"/>
    </style:style>
    <style:style style:name="pr33" style:family="presentation" style:parent-style-name="Default-outline1">
      <style:graphic-properties draw:textarea-vertical-align="middle" fo:min-height="15.256cm"/>
      <style:paragraph-properties style:writing-mode="lr-tb"/>
    </style:style>
    <style:style style:name="pr34" style:family="presentation" style:parent-style-name="Default-outline1">
      <style:graphic-properties draw:textarea-vertical-align="middle" fo:min-height="14.531cm"/>
      <style:paragraph-properties style:writing-mode="lr-tb"/>
    </style:style>
    <style:style style:name="pr35" style:family="presentation" style:parent-style-name="Default-outline1">
      <style:graphic-properties draw:textarea-vertical-align="middle" fo:min-height="14.216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fo:min-height="14.111cm"/>
      <style:paragraph-properties style:writing-mode="lr-tb"/>
    </style:style>
    <style:style style:name="pr39" style:family="presentation" style:parent-style-name="Default-outline1">
      <style:graphic-properties draw:textarea-vertical-align="middle" fo:min-height="14.901cm"/>
      <style:paragraph-properties style:writing-mode="lr-tb"/>
    </style:style>
    <style:style style:name="pr40" style:family="presentation" style:parent-style-name="Default-outline1">
      <style:graphic-properties fo:min-height="14.156cm"/>
      <style:paragraph-properties style:writing-mode="lr-tb"/>
    </style:style>
    <style:style style:name="pr41" style:family="presentation" style:parent-style-name="Default-notes">
      <style:graphic-properties draw:fill-color="#ffffff" fo:min-height="21.25cm"/>
      <style:paragraph-properties style:writing-mode="lr-tb"/>
    </style:style>
    <style:style style:name="pr42" style:family="presentation" style:parent-style-name="Default-notes">
      <style:graphic-properties draw:fill-color="#ffffff" fo:min-height="17.315cm"/>
      <style:paragraph-properties style:writing-mode="lr-tb"/>
    </style:style>
    <style:style style:name="pr43" style:family="presentation" style:parent-style-name="Default-notes">
      <style:graphic-properties draw:fill-color="#ffffff" fo:min-height="8.586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text-properties style:font-name="Consolas" fo:font-size="16pt" style:font-name-asian="Consolas" style:font-size-asian="16pt" style:font-name-complex="Consolas" style:font-size-complex="16pt"/>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text-autospace="none"/>
    </style:style>
    <style:style style:name="P11" style:family="paragraph">
      <style:paragraph-properties fo:margin-top="0cm" fo:margin-bottom="0cm" style:writing-mode="lr-tb"/>
      <style:text-properties fo:font-size="14pt" style:font-size-asian="14pt" style:font-size-complex="14pt"/>
    </style:style>
    <style:style style:name="P12" style:family="paragraph">
      <style:paragraph-properties fo:text-align="center"/>
    </style:style>
    <style:style style:name="P13" style:family="paragraph">
      <style:paragraph-properties style:text-autospace="none"/>
    </style:style>
    <style:style style:name="P14" style:family="paragraph">
      <style:paragraph-properties style:writing-mode="lr-tb"/>
      <style:text-properties fo:font-size="14pt" style:font-size-asian="14pt" style:font-size-complex="14pt"/>
    </style:style>
    <style:style style:name="P15" style:family="paragraph">
      <style:paragraph-properties fo:margin-top="0cm" fo:margin-bottom="0cm" style:writing-mode="lr-tb"/>
      <style:text-properties fo:font-size="24pt" style:font-size-asian="24pt" style:font-size-complex="24pt"/>
    </style:style>
    <style:style style:name="P16" style:family="paragraph">
      <style:paragraph-properties style:writing-mode="lr-tb"/>
      <style:text-properties fo:font-size="24pt" style:font-size-asian="24pt" style:font-size-complex="24pt"/>
    </style:style>
    <style:style style:name="P17" style:family="paragraph">
      <style:paragraph-properties fo:margin-top="0cm" fo:margin-bottom="0cm" style:writing-mode="lr-tb"/>
      <style:text-properties fo:font-size="26pt" style:font-size-asian="26pt" style:font-size-complex="26pt"/>
    </style:style>
    <style:style style:name="P18" style:family="paragraph">
      <style:paragraph-properties fo:margin-top="0cm" fo:margin-bottom="0cm" style:writing-mode="lr-tb"/>
    </style:style>
    <style:style style:name="P19" style:family="paragraph">
      <style:paragraph-properties fo:margin-top="0cm" fo:margin-bottom="0cm" style:writing-mode="lr-tb"/>
      <style:text-properties style:font-name="Consolas3" fo:font-size="16pt" style:font-size-asian="16pt" style:font-size-complex="16pt"/>
    </style:style>
    <style:style style:name="P20" style:family="paragraph">
      <style:paragraph-properties fo:margin-top="0cm" fo:margin-bottom="0cm" style:writing-mode="lr-tb"/>
      <style:text-properties fo:font-size="20pt" style:font-size-asian="20pt" style:font-size-complex="20pt"/>
    </style:style>
    <style:style style:name="P21" style:family="paragraph">
      <style:paragraph-properties fo:margin-top="0cm" fo:margin-bottom="0cm" style:writing-mode="lr-tb"/>
      <style:text-properties fo:font-size="12pt" style:font-size-asian="12pt" style:font-size-complex="12pt"/>
    </style:style>
    <style:style style:name="P22" style:family="paragraph">
      <style:paragraph-properties fo:margin-left="0.6cm" fo:margin-right="0cm" fo:margin-top="0cm" fo:margin-bottom="0.499cm" fo:text-indent="-0.6cm"/>
    </style:style>
    <style:style style:name="P23" style:family="paragraph">
      <loext:graphic-properties draw:fill-color="#ffffff"/>
    </style:style>
    <style:style style:name="P24" style:family="paragraph">
      <style:paragraph-properties fo:margin-top="0cm" fo:margin-bottom="0cm" style:text-autospace="none"/>
      <style:text-properties fo:color="#808080" loext:opacity="100%" style:font-name="Consolas" fo:font-size="20pt" fo:font-weight="bold" style:font-name-asian="Consolas" style:font-size-asian="20pt" style:font-weight-asian="bold" style:font-name-complex="Consolas" style:font-size-complex="20pt" style:font-weight-complex="bold"/>
    </style:style>
    <style:style style:name="P25" style:family="paragraph">
      <style:paragraph-properties fo:margin-top="0cm" fo:margin-bottom="0cm" style:text-autospace="none"/>
      <style:text-properties style:font-name="Consolas" fo:font-size="20pt" style:font-name-asian="Consolas" style:font-size-asian="20pt" style:font-name-complex="Consolas" style:font-size-complex="20pt"/>
    </style:style>
    <style:style style:name="P26" style:family="paragraph">
      <style:paragraph-properties fo:margin-top="0cm" fo:margin-bottom="0cm" style:text-autospace="none"/>
      <style:text-properties fo:color="#000000" loext:opacity="100%" style:font-name="Consolas" fo:font-size="20pt" style:font-name-asian="Consolas" style:font-size-asian="20pt" style:font-name-complex="Consolas" style:font-size-complex="20pt"/>
    </style:style>
    <style:style style:name="P27" style:family="paragraph">
      <style:paragraph-properties fo:margin-top="0cm" fo:margin-bottom="0cm" style:text-autospace="none"/>
      <style:text-properties fo:color="#808080" loext:opacity="100%" style:font-name="Consolas" fo:font-size="14pt" fo:font-weight="bold" style:font-name-asian="Consolas" style:font-size-asian="14pt" style:font-weight-asian="bold" style:font-name-complex="Consolas" style:font-size-complex="14pt" style:font-weight-complex="bold"/>
    </style:style>
    <style:style style:name="P28" style:family="paragraph">
      <style:paragraph-properties fo:margin-top="0cm" fo:margin-bottom="0cm" style:text-autospace="none"/>
      <style:text-properties style:font-name="Consolas" fo:font-size="14pt" style:font-name-asian="Consolas" style:font-size-asian="14pt" style:font-name-complex="Consolas" style:font-size-complex="14pt"/>
    </style:style>
    <style:style style:name="P29" style:family="paragraph">
      <style:paragraph-properties fo:margin-top="0cm" fo:margin-bottom="0cm" style:text-autospace="none"/>
      <style:text-properties fo:color="#000000" loext:opacity="100%" style:font-name="Consolas" fo:font-size="14pt" style:font-name-asian="Consolas" style:font-size-asian="14pt" style:font-name-complex="Consolas" style:font-size-complex="14pt"/>
    </style:style>
    <style:style style:name="P30" style:family="paragraph">
      <style:paragraph-properties fo:margin-top="0cm" fo:margin-bottom="0cm"/>
      <style:text-properties fo:font-size="14pt" style:font-size-asian="14pt" style:font-size-complex="14pt"/>
    </style:style>
    <style:style style:name="P31" style:family="paragraph">
      <style:paragraph-properties fo:margin-top="0cm" fo:margin-bottom="0.298cm" style:writing-mode="lr-tb"/>
      <style:text-properties fo:font-size="20pt" style:font-size-asian="20pt" style:font-size-complex="20pt"/>
    </style:style>
    <style:style style:name="P32" style:family="paragraph">
      <style:paragraph-properties fo:margin-top="0cm" fo:margin-bottom="0cm" style:text-autospace="none"/>
      <style:text-properties style:font-name="Consolas" fo:font-size="22pt" style:font-name-asian="Consolas" style:font-size-asian="22pt" style:font-name-complex="Consolas" style:font-size-complex="22pt"/>
    </style:style>
    <style:style style:name="P33" style:family="paragraph">
      <style:paragraph-properties fo:margin-top="0cm" fo:margin-bottom="0cm" style:text-autospace="none"/>
      <style:text-properties fo:color="#000000" loext:opacity="100%" style:font-name="Consolas" fo:font-size="22pt" style:font-name-asian="Consolas" style:font-size-asian="22pt" style:font-name-complex="Consolas" style:font-size-complex="22pt"/>
    </style:style>
    <style:style style:name="P34" style:family="paragraph">
      <style:paragraph-properties fo:margin-top="0cm" fo:margin-bottom="0cm"/>
      <style:text-properties fo:font-size="22pt" style:font-size-asian="22pt" style:font-size-complex="22pt"/>
    </style:style>
    <style:style style:name="P35" style:family="paragraph">
      <style:paragraph-properties fo:margin-top="0cm" fo:margin-bottom="0cm" style:text-autospace="none"/>
      <style:text-properties fo:color="#000000" loext:opacity="100%" style:font-name="Consolas" fo:font-size="16pt" style:font-name-asian="Consolas" style:font-size-asian="16pt" style:font-name-complex="Consolas" style:font-size-complex="16pt"/>
    </style:style>
    <style:style style:name="P36" style:family="paragraph">
      <style:paragraph-properties fo:margin-top="0cm" fo:margin-bottom="0cm"/>
      <style:text-properties fo:font-size="16pt" style:font-size-asian="16pt" style:font-size-complex="16pt"/>
    </style:style>
    <style:style style:name="P37" style:family="paragraph">
      <style:paragraph-properties fo:margin-top="0cm" fo:margin-bottom="0cm" style:writing-mode="lr-tb"/>
      <style:text-properties fo:font-size="18pt" style:font-size-asian="18pt" style:font-size-complex="18pt"/>
    </style:style>
    <style:style style:name="P38" style:family="paragraph">
      <style:paragraph-properties fo:margin-top="0cm" fo:margin-bottom="0cm" fo:text-align="start" style:writing-mode="lr-tb"/>
      <style:text-properties fo:font-size="20pt" style:font-size-asian="20pt" style:font-size-complex="20pt"/>
    </style:style>
    <style:style style:name="P39" style:family="paragraph">
      <style:paragraph-properties style:writing-mode="lr-tb"/>
      <style:text-properties fo:font-size="20pt" style:font-size-asian="20pt" style:font-size-complex="20pt"/>
    </style:style>
    <style:style style:name="P40" style:family="paragraph">
      <style:paragraph-properties style:writing-mode="lr-tb"/>
      <style:text-properties fo:font-size="26pt" style:font-size-asian="26pt" style:font-size-complex="26pt"/>
    </style:style>
    <style:style style:name="P41" style:family="paragraph">
      <style:paragraph-properties fo:margin-left="0cm" fo:margin-right="0cm" fo:margin-top="0cm" fo:margin-bottom="0.499cm" fo:text-indent="0cm"/>
    </style:style>
    <style:style style:name="P42"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 fo:font-size="16pt" style:font-name-asian="Consolas" style:font-size-asian="16pt" style:font-name-complex="Consolas" style:font-size-complex="16pt"/>
    </style:style>
    <style:style style:name="T11" style:family="text">
      <style:text-properties fo:color="#3f7f7f" loext:opacity="100%" style:font-name="Consolas" fo:font-size="16pt" style:font-name-asian="Consolas" style:font-size-asian="16pt" style:font-name-complex="Consolas" style:font-size-complex="16pt"/>
    </style:style>
    <style:style style:name="T12" style:family="text">
      <style:text-properties fo:color="#7f007f" loext:opacity="100%" style:font-name="Consolas" fo:font-size="16pt" style:font-name-asian="Consolas" style:font-size-asian="16pt" style:font-name-complex="Consolas" style:font-size-complex="16pt"/>
    </style:style>
    <style:style style:name="T13" style:family="text">
      <style:text-properties fo:color="#000000" loext:opacity="100%" style:font-name="Consolas" fo:font-size="16pt" style:font-name-asian="Consolas" style:font-size-asian="16pt" style:font-name-complex="Consolas" style:font-size-complex="16pt"/>
    </style:style>
    <style:style style:name="T14" style:family="text">
      <style:text-properties fo:color="#2a00ff" loext:opacity="100%" style:font-name="Consolas" fo:font-size="16pt" fo:font-style="italic" style:font-name-asian="Consolas" style:font-size-asian="16pt" style:font-style-asian="italic" style:font-name-complex="Consolas"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3"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3" fo:font-size="16pt" style:font-name-asian="Consolas2" style:font-size-asian="16pt" style:font-name-complex="Consolas2" style:font-size-complex="16pt"/>
    </style:style>
    <style:style style:name="T74" style:family="text">
      <style:text-properties fo:color="#000000" loext:opacity="100%" style:font-name="Consolas3" fo:font-size="16pt" style:font-name-asian="Consolas2" style:font-size-asian="16pt" style:font-name-complex="Consolas2" style:font-size-complex="16pt"/>
    </style:style>
    <style:style style:name="T75" style:family="text">
      <style:text-properties style:font-name="Consolas3"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font-size="20pt" style:font-size-asian="20pt" style:font-size-complex="20pt"/>
    </style:style>
    <style:style style:name="T82" style:family="text">
      <style:text-properties fo:color="#7f0055" loext:opacity="100%" style:font-name="Consolas" fo:font-size="20pt" fo:font-weight="bold" style:font-name-asian="Consolas" style:font-size-asian="20pt" style:font-weight-asian="bold" style:font-name-complex="Consolas" style:font-size-complex="20pt" style:font-weight-complex="bold"/>
    </style:style>
    <style:style style:name="T83" style:family="text">
      <style:text-properties fo:color="#000000" loext:opacity="100%" style:font-name="Consolas" fo:font-size="20pt" style:font-name-asian="Consolas" style:font-size-asian="20pt" style:font-name-complex="Consolas" style:font-size-complex="20pt"/>
    </style:style>
    <style:style style:name="T84" style:family="text">
      <style:text-properties fo:color="#000080" loext:opacity="100%" style:font-name="Consolas" fo:font-size="20pt" fo:font-weight="bold" style:font-name-asian="Consolas" style:font-size-asian="20pt" style:font-weight-asian="bold" style:font-name-complex="Consolas" style:font-size-complex="20pt" style:font-weight-complex="bold"/>
    </style:style>
    <style:style style:name="T85" style:family="text">
      <style:text-properties fo:color="#c0c0c0" loext:opacity="100%" style:font-name="Consolas" fo:font-size="20pt" style:font-name-asian="Consolas" style:font-size-asian="20pt" style:font-name-complex="Consolas" style:font-size-complex="20pt"/>
    </style:style>
    <style:style style:name="T86" style:family="text">
      <style:text-properties fo:color="#808080" loext:opacity="100%" style:font-name="Consolas" fo:font-size="20pt" fo:font-weight="bold" style:font-name-asian="Consolas" style:font-size-asian="20pt" style:font-weight-asian="bold" style:font-name-complex="Consolas" style:font-size-complex="20pt" style:font-weight-complex="bold"/>
    </style:style>
    <style:style style:name="T87" style:family="text">
      <style:text-properties fo:color="#000000" loext:opacity="100%" style:font-name="Consolas" fo:font-size="20pt" fo:font-weight="bold" style:font-name-asian="Consolas" style:font-size-asian="20pt" style:font-weight-asian="bold" style:font-name-complex="Consolas" style:font-size-complex="20pt" style:font-weight-complex="bold"/>
    </style:style>
    <style:style style:name="T88" style:family="text">
      <style:text-properties fo:font-size="14pt" style:font-size-asian="14pt" style:font-size-complex="14pt"/>
    </style:style>
    <style:style style:name="T89" style:family="text">
      <style:text-properties fo:color="#7f0055" loext:opacity="100%" style:font-name="Consolas" fo:font-size="14pt" fo:font-weight="bold" style:font-name-asian="Consolas" style:font-size-asian="14pt" style:font-weight-asian="bold" style:font-name-complex="Consolas" style:font-size-complex="14pt" style:font-weight-complex="bold"/>
    </style:style>
    <style:style style:name="T90" style:family="text">
      <style:text-properties fo:color="#000000" loext:opacity="100%" style:font-name="Consolas" fo:font-size="14pt" style:font-name-asian="Consolas" style:font-size-asian="14pt" style:font-name-complex="Consolas" style:font-size-complex="14pt"/>
    </style:style>
    <style:style style:name="T91" style:family="text">
      <style:text-properties fo:color="#000080" loext:opacity="100%" style:font-name="Consolas" fo:font-size="14pt" fo:font-weight="bold" style:font-name-asian="Consolas" style:font-size-asian="14pt" style:font-weight-asian="bold" style:font-name-complex="Consolas" style:font-size-complex="14pt" style:font-weight-complex="bold"/>
    </style:style>
    <style:style style:name="T92" style:family="text">
      <style:text-properties fo:color="#808080" loext:opacity="100%" style:font-name="Consolas" fo:font-size="14pt" fo:font-weight="bold" style:font-name-asian="Consolas" style:font-size-asian="14pt" style:font-weight-asian="bold" style:font-name-complex="Consolas" style:font-size-complex="14pt" style:font-weight-complex="bold"/>
    </style:style>
    <style:style style:name="T93" style:family="text">
      <style:text-properties fo:color="#000000" loext:opacity="100%" style:font-name="Consolas" fo:font-size="14pt" fo:font-weight="bold" style:font-name-asian="Consolas" style:font-size-asian="14pt" style:font-weight-asian="bold" style:font-name-complex="Consolas" style:font-size-complex="14pt" style:font-weight-complex="bold"/>
    </style:style>
    <style:style style:name="T94" style:family="text">
      <style:text-properties fo:color="#6a3e3e" loext:opacity="100%" style:font-name="Consolas" fo:font-size="14pt" fo:font-weight="bold" style:font-name-asian="Consolas" style:font-size-asian="14pt" style:font-weight-asian="bold" style:font-name-complex="Consolas" style:font-size-complex="14pt" style:font-weight-complex="bold"/>
    </style:style>
    <style:style style:name="T95" style:family="text">
      <style:text-properties fo:color="#000000" loext:opacity="100%" style:font-name="Consolas" fo:font-size="14pt" fo:font-style="italic" style:font-name-asian="Consolas" style:font-size-asian="14pt" style:font-style-asian="italic" style:font-name-complex="Consolas" style:font-size-complex="14pt" style:font-style-complex="italic"/>
    </style:style>
    <style:style style:name="T96" style:family="text">
      <style:text-properties fo:color="#008000" loext:opacity="100%" style:font-name="Consolas" fo:font-size="14pt" style:font-name-asian="Consolas" style:font-size-asian="14pt" style:font-name-complex="Consolas" style:font-size-complex="14pt"/>
    </style:style>
    <style:style style:name="T97" style:family="text">
      <style:text-properties fo:color="#6a3e3e" loext:opacity="100%" style:font-name="Consolas" fo:font-size="14pt" style:font-name-asian="Consolas" style:font-size-asian="14pt" style:font-name-complex="Consolas" style:font-size-complex="14pt"/>
    </style:style>
    <style:style style:name="T98" style:family="text">
      <style:text-properties fo:color="#7f0055" loext:opacity="100%" style:font-name="Consolas" fo:font-size="22pt" fo:font-weight="bold" style:font-name-asian="Consolas" style:font-size-asian="22pt" style:font-weight-asian="bold" style:font-name-complex="Consolas" style:font-size-complex="22pt" style:font-weight-complex="bold"/>
    </style:style>
    <style:style style:name="T99" style:family="text">
      <style:text-properties fo:color="#000000" loext:opacity="100%" style:font-name="Consolas" fo:font-size="22pt" style:font-name-asian="Consolas" style:font-size-asian="22pt" style:font-name-complex="Consolas" style:font-size-complex="22pt"/>
    </style:style>
    <style:style style:name="T100" style:family="text">
      <style:text-properties fo:color="#000080" loext:opacity="100%" style:font-name="Consolas" fo:font-size="22pt" fo:font-weight="bold" style:font-name-asian="Consolas" style:font-size-asian="22pt" style:font-weight-asian="bold" style:font-name-complex="Consolas" style:font-size-complex="22pt" style:font-weight-complex="bold"/>
    </style:style>
    <style:style style:name="T101" style:family="text">
      <style:text-properties fo:font-size="22pt" style:font-size-asian="22pt" style:font-size-complex="22pt"/>
    </style:style>
    <style:style style:name="T102" style:family="text">
      <style:text-properties fo:color="#808080" loext:opacity="100%" style:font-name="Consolas" fo:font-size="22pt" fo:font-weight="bold" style:font-name-asian="Consolas" style:font-size-asian="22pt" style:font-weight-asian="bold" style:font-name-complex="Consolas" style:font-size-complex="22pt" style:font-weight-complex="bold"/>
    </style:style>
    <style:style style:name="T103" style:family="text">
      <style:text-properties fo:color="#008080" loext:opacity="100%" style:font-name="Consolas" fo:font-size="22pt" fo:font-style="italic" fo:font-weight="bold" style:font-name-asian="Consolas" style:font-size-asian="22pt" style:font-style-asian="italic" style:font-weight-asian="bold" style:font-name-complex="Consolas" style:font-size-complex="22pt" style:font-style-complex="italic" style:font-weight-complex="bold"/>
    </style:style>
    <style:style style:name="T104" style:family="text">
      <style:text-properties fo:color="#000080" loext:opacity="100%" style:font-name="Consolas" fo:font-size="22pt" style:font-name-asian="Consolas" style:font-size-asian="22pt" style:font-name-complex="Consolas" style:font-size-complex="22pt"/>
    </style:style>
    <style:style style:name="T105" style:family="text">
      <style:text-properties fo:color="#000000" loext:opacity="100%" style:font-name="Consolas" fo:font-size="22pt" fo:font-weight="bold" style:font-name-asian="Consolas" style:font-size-asian="22pt" style:font-weight-asian="bold" style:font-name-complex="Consolas" style:font-size-complex="22pt" style:font-weight-complex="bold"/>
    </style:style>
    <style:style style:name="T106" style:family="text">
      <style:text-properties fo:color="#6a3e3e" loext:opacity="100%" style:font-name="Consolas" fo:font-size="22pt" fo:font-weight="bold" style:font-name-asian="Consolas" style:font-size-asian="22pt" style:font-weight-asian="bold" style:font-name-complex="Consolas" style:font-size-complex="22pt" style:font-weight-complex="bold"/>
    </style:style>
    <style:style style:name="T107" style:family="text">
      <style:text-properties fo:color="#000000" loext:opacity="100%" style:font-name="Consolas" fo:font-size="22pt" fo:font-style="italic" style:font-name-asian="Consolas" style:font-size-asian="22pt" style:font-style-asian="italic" style:font-name-complex="Consolas" style:font-size-complex="22pt" style:font-style-complex="italic"/>
    </style:style>
    <style:style style:name="T108" style:family="text">
      <style:text-properties fo:color="#6a3e3e" loext:opacity="100%" style:font-name="Consolas" fo:font-size="22pt" style:font-name-asian="Consolas" style:font-size-asian="22pt" style:font-name-complex="Consolas" style:font-size-complex="22pt"/>
    </style:style>
    <style:style style:name="T109" style:family="text">
      <style:text-properties fo:color="#7f0055" loext:opacity="100%" style:font-name="Consolas" fo:font-size="16pt" fo:font-weight="bold" style:font-name-asian="Consolas" style:font-size-asian="16pt" style:font-weight-asian="bold" style:font-name-complex="Consolas" style:font-size-complex="16pt" style:font-weight-complex="bold"/>
    </style:style>
    <style:style style:name="T110" style:family="text">
      <style:text-properties fo:color="#000080" loext:opacity="100%" style:font-name="Consolas" fo:font-size="16pt" fo:font-weight="bold" style:font-name-asian="Consolas" style:font-size-asian="16pt" style:font-weight-asian="bold" style:font-name-complex="Consolas" style:font-size-complex="16pt" style:font-weight-complex="bold"/>
    </style:style>
    <style:style style:name="T111" style:family="text">
      <style:text-properties fo:font-size="16pt" style:font-size-asian="16pt" style:font-size-complex="16pt"/>
    </style:style>
    <style:style style:name="T112" style:family="text">
      <style:text-properties fo:color="#808080" loext:opacity="100%" style:font-name="Consolas" fo:font-size="16pt" fo:font-weight="bold" style:font-name-asian="Consolas" style:font-size-asian="16pt" style:font-weight-asian="bold" style:font-name-complex="Consolas" style:font-size-complex="16pt" style:font-weight-complex="bold"/>
    </style:style>
    <style:style style:name="T113" style:family="text">
      <style:text-properties fo:color="#008080" loext:opacity="100%" style:font-name="Consolas" fo:font-size="16pt" fo:font-style="italic" fo:font-weight="bold" style:font-name-asian="Consolas" style:font-size-asian="16pt" style:font-style-asian="italic" style:font-weight-asian="bold" style:font-name-complex="Consolas" style:font-size-complex="16pt" style:font-style-complex="italic" style:font-weight-complex="bold"/>
    </style:style>
    <style:style style:name="T114" style:family="text">
      <style:text-properties fo:color="#000080" loext:opacity="100%" style:font-name="Consolas" fo:font-size="16pt" style:font-name-asian="Consolas" style:font-size-asian="16pt" style:font-name-complex="Consolas" style:font-size-complex="16pt"/>
    </style:style>
    <style:style style:name="T115" style:family="text">
      <style:text-properties fo:color="#000000" loext:opacity="100%" style:font-name="Consolas" fo:font-size="16pt" fo:font-weight="bold" style:font-name-asian="Consolas" style:font-size-asian="16pt" style:font-weight-asian="bold" style:font-name-complex="Consolas" style:font-size-complex="16pt" style:font-weight-complex="bold"/>
    </style:style>
    <style:style style:name="T116" style:family="text">
      <style:text-properties fo:color="#008000" loext:opacity="100%" style:font-name="Consolas" fo:font-size="16pt" style:font-name-asian="Consolas" style:font-size-asian="16pt" style:font-name-complex="Consolas" style:font-size-complex="16pt"/>
    </style:style>
    <style:style style:name="T117" style:family="text">
      <style:text-properties fo:color="#6a3e3e" loext:opacity="100%" style:font-name="Consolas" fo:font-size="16pt" fo:font-weight="bold" style:font-name-asian="Consolas" style:font-size-asian="16pt" style:font-weight-asian="bold" style:font-name-complex="Consolas" style:font-size-complex="16pt" style:font-weight-complex="bold"/>
    </style:style>
    <style:style style:name="T118" style:family="text">
      <style:text-properties fo:color="#6a3e3e" loext:opacity="100%" style:font-name="Consolas" fo:font-size="16pt" style:font-name-asian="Consolas" style:font-size-asian="16pt" style:font-name-complex="Consolas" style:font-size-complex="16pt"/>
    </style:style>
    <style:style style:name="T119" style:family="text">
      <style:text-properties fo:color="#000000" loext:opacity="100%" style:font-name="Consolas" fo:font-size="16pt" fo:font-style="italic" style:font-name-asian="Consolas" style:font-size-asian="16pt" style:font-style-asian="italic" style:font-name-complex="Consolas" style:font-size-complex="16pt" style:font-style-complex="italic"/>
    </style:style>
    <style:style style:name="T120"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21" style:family="text">
      <style:text-properties fo:color="#000000" loext:opacity="100%" style:font-name="Consolas2" fo:font-size="18pt" style:font-name-asian="Consolas2" style:font-size-asian="18pt" style:font-name-complex="Consolas2" style:font-size-complex="18pt"/>
    </style:style>
    <style:style style:name="T122"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23" style:family="text">
      <style:text-properties style:font-name="Consolas2" fo:font-size="18pt" style:font-name-asian="Consolas2" style:font-size-asian="18pt" style:font-name-complex="Consolas2" style:font-size-complex="18pt"/>
    </style:style>
    <style:style style:name="T124"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25"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26" style:family="text">
      <style:text-properties fo:color="#000080" loext:opacity="100%" style:font-name="Consolas2" fo:font-size="18pt" style:font-name-asian="Consolas2" style:font-size-asian="18pt" style:font-name-complex="Consolas2" style:font-size-complex="18pt"/>
    </style:style>
    <style:style style:name="T127"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28"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29"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30"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31" style:family="text">
      <style:text-properties fo:color="#6a3e3e" loext:opacity="100%" style:font-name="Consolas2" fo:font-size="18pt" style:font-name-asian="Consolas2" style:font-size-asian="18pt" style:font-name-complex="Consolas2" style:font-size-complex="18pt"/>
    </style:style>
    <style:style style:name="T132" style:family="text">
      <style:text-properties fo:color="#808000" loext:opacity="100%" style:font-name="Consolas" fo:font-size="16pt" style:font-name-asian="Consolas" style:font-size-asian="16pt" style:font-name-complex="Consolas" style:font-size-complex="16pt"/>
    </style:style>
    <style:style style:name="T133"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34"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35"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36"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37"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38"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39"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40"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41"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2"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3"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4"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5"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6"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7"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8" style:family="text">
      <style:text-properties fo:color="#7f0055" loext:opacity="100%" style:font-name="Consolas3" fo:font-size="20pt" fo:font-weight="bold" style:font-name-asian="Consolas2" style:font-size-asian="20pt" style:font-weight-asian="bold" style:font-name-complex="Consolas2" style:font-size-complex="20pt" style:font-weight-complex="bold"/>
    </style:style>
    <style:style style:name="T149" style:family="text">
      <style:text-properties fo:color="#000000" loext:opacity="100%" style:font-name="Consolas3" fo:font-size="20pt" style:font-name-asian="Consolas2" style:font-size-asian="20pt" style:font-name-complex="Consolas2" style:font-size-complex="20pt"/>
    </style:style>
    <style:style style:name="T150" style:family="text">
      <style:text-properties fo:color="#000080" loext:opacity="100%" style:font-name="Consolas3" fo:font-size="20pt" fo:font-weight="bold" style:font-name-asian="Consolas2" style:font-size-asian="20pt" style:font-weight-asian="bold" style:font-name-complex="Consolas2" style:font-size-complex="20pt" style:font-weight-complex="bold"/>
    </style:style>
    <style:style style:name="T151" style:family="text">
      <style:text-properties style:font-name="Consolas3" fo:font-size="20pt" style:font-name-asian="Consolas2" style:font-size-asian="20pt" style:font-name-complex="Consolas2" style:font-size-complex="20pt"/>
    </style:style>
    <style:style style:name="T152" style:family="text">
      <style:text-properties fo:color="#808080" loext:opacity="100%" style:font-name="Consolas3" fo:font-size="20pt" fo:font-weight="bold" style:font-name-asian="Consolas2" style:font-size-asian="20pt" style:font-weight-asian="bold" style:font-name-complex="Consolas2" style:font-size-complex="20pt" style:font-weight-complex="bold"/>
    </style:style>
    <style:style style:name="T153" style:family="text">
      <style:text-properties fo:color="#000080" loext:opacity="100%" style:font-name="Consolas3" fo:font-size="20pt" style:font-name-asian="Consolas2" style:font-size-asian="20pt" style:font-name-complex="Consolas2" style:font-size-complex="20pt"/>
    </style:style>
    <style:style style:name="T154" style:family="text">
      <style:text-properties fo:color="#000000" loext:opacity="100%" style:font-name="Consolas3" fo:font-size="20pt" fo:font-weight="bold" style:font-name-asian="Consolas2" style:font-size-asian="20pt" style:font-weight-asian="bold" style:font-name-complex="Consolas2" style:font-size-complex="20pt" style:font-weight-complex="bold"/>
    </style:style>
    <style:style style:name="T155" style:family="text">
      <style:text-properties fo:color="#7f0055"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6" style:family="text">
      <style:text-properties fo:color="#000000" loext:opacity="100%" style:text-outline="false" style:text-line-through-style="none" style:text-line-through-type="none" style:font-name="Consolas3"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57" style:family="text">
      <style:text-properties fo:color="#000080" loext:opacity="100%" style:text-outline="false" style:text-line-through-style="none" style:text-line-through-type="none" style:font-name="Consolas3"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8" style:family="text">
      <style:text-properties fo:color="#00000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9" style:family="text">
      <style:text-properties fo:color="#c0c0c0" loext:opacity="100%" style:text-outline="false" style:text-line-through-style="none" style:text-line-through-type="none" style:font-name="Consolas3"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0" style:family="text">
      <style:text-properties fo:color="#6a3e3e" loext:opacity="100%" style:font-name="Consolas2" fo:font-size="20pt" style:font-name-asian="Consolas2" style:font-size-asian="20pt" style:font-name-complex="Consolas2" style:font-size-complex="20pt"/>
    </style:style>
    <style:style style:name="T161" style:family="text">
      <style:text-properties fo:color="#808000" loext:opacity="100%" style:font-name="Consolas2" fo:font-size="18pt" style:font-name-asian="Consolas2" style:font-size-asian="18pt" style:font-name-complex="Consolas2" style:font-size-complex="18pt"/>
    </style:style>
    <style:style style:name="T162" style:family="text">
      <style:text-properties fo:color="#008000" loext:opacity="100%" style:font-name="Consolas2" fo:font-size="18pt" style:font-name-asian="Consolas2" style:font-size-asian="18pt" style:font-name-complex="Consolas2" style:font-size-complex="18pt"/>
    </style:style>
    <style:style style:name="T163" style:family="text">
      <style:text-properties style:font-name="Consolas" fo:font-size="16pt" style:font-name-asian="Consolas" style:font-size-asian="16pt" style:font-name-complex="Consolas" style:font-size-complex="16pt"/>
    </style:style>
    <style:style style:name="T164" style:family="text">
      <style:text-properties fo:color="#808000" loext:opacity="100%" style:font-name="Consolas" fo:font-size="16pt" fo:font-weight="bold" style:font-name-asian="Consolas" style:font-size-asian="16pt" style:font-weight-asian="bold" style:font-name-complex="Consolas" style:font-size-complex="16pt" style:font-weight-complex="bold"/>
    </style:style>
    <style:style style:name="T165" style:family="text">
      <style:text-properties fo:font-size="26pt" style:font-size-asian="26pt" style:font-size-complex="26pt"/>
    </style:style>
    <style:style style:name="T16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1">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1">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1" draw:layer="layout" svg:width="25.199cm" svg:height="15.661cm" svg:x="1.4cm" svg:y="4.017cm" presentation:class="outline" presentation:user-transformed="true">
          <draw:text-box>
            <text:p text:style-name="P10"><text:span text:style-name="T15">public</text:span><text:span text:style-name="T16"> </text:span><text:span text:style-name="T15">class</text:span><text:span text:style-name="T16"> </text:span><text:span text:style-name="T17">LegacyDatabaseReplicator</text:span><text:span text:style-name="T16"> {</text:span></text:p>
            <text:p text:style-name="P10"><text:span text:style-name="T18"/></text:p>
            <text:p text:style-name="P10"><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10"><text:span text:style-name="T18"/></text:p>
            <text:p text:style-name="P10"><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10"><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10"><text:span text:style-name="T18"/></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10"><text:span text:style-name="T18"/></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10"><text:span text:style-name="T16"><text:s text:c="8"/></text:span><text:span text:style-name="T15">try</text:span><text:span text:style-name="T16">{</text:span></text:p>
            <text:p text:style-name="P10"><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10"><text:span text:style-name="T16"><text:s text:c="12"/></text:span><text:span text:style-name="T19">logger</text:span><text:span text:style-name="T16">.info(</text:span><text:span text:style-name="T21">"Ended replicate"</text:span><text:span text:style-name="T16">);</text:span></text:p>
            <text:p text:style-name="P10"><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10"><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10"><text:span text:style-name="T16"><text:s text:c="12"/></text:span><text:span text:style-name="T15">throw</text:span><text:span text:style-name="T16"> </text:span><text:span text:style-name="T26">e</text:span><text:span text:style-name="T16">;</text:span></text:p>
            <text:p text:style-name="P10"><text:span text:style-name="T16"><text:s text:c="8"/></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1" draw:layer="layout" svg:width="25.199cm" svg:height="13.859cm" svg:x="1.4cm" svg:y="4.914cm" presentation:class="outline" presentation:user-transformed="true">
          <draw:text-box>
            <text:p text:style-name="P10"><text:span text:style-name="T15">public</text:span><text:span text:style-name="T16"> </text:span><text:span text:style-name="T15">class</text:span><text:span text:style-name="T16"> </text:span><text:span text:style-name="T17">CdiDatabaseReplicator</text:span><text:span text:style-name="T16"> {</text:span></text:p>
            <text:p text:style-name="P10"><text:span text:style-name="T18"/></text:p>
            <text:p text:style-name="P10"><text:span text:style-name="T16"><text:s text:c="4"/></text:span><text:span text:style-name="T27">@Inject</text:span></text:p>
            <text:p text:style-name="P10"><text:span text:style-name="T16"><text:s text:c="4"/></text:span><text:span text:style-name="T27">@Source</text:span></text:p>
            <text:p text:style-name="P10"><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10"><text:span text:style-name="T18"/></text:p>
            <text:p text:style-name="P10"><text:span text:style-name="T16"><text:s text:c="4"/></text:span><text:span text:style-name="T27">@Inject</text:span></text:p>
            <text:p text:style-name="P10"><text:span text:style-name="T16"><text:s text:c="4"/></text:span><text:span text:style-name="T27">@Target</text:span></text:p>
            <text:p text:style-name="P10"><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10"><text:span text:style-name="T18"/></text:p>
            <text:p text:style-name="P10"><text:span text:style-name="T16"><text:s text:c="4"/></text:span><text:span text:style-name="T27">@Log</text:span></text:p>
            <text:p text:style-name="P10"><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10"><text:span text:style-name="T16"><text:s text:c="4"/></text:span><text:span text:style-name="T16">}</text:span></text:p>
            <text:p text:style-name="P10"><text:span text:style-name="T18"/></text:p>
            <text:p text:style-name="P10"><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2">Example with CDI</text:p>
          </draw:text-box>
        </draw:frame>
        <draw:frame presentation:style-name="pr5" draw:text-style-name="P14" draw:layer="layout" svg:width="25.199cm" svg:height="13.859cm" svg:x="1.4cm" svg:y="4.914cm" presentation:class="outline" presentation:user-transformed="true">
          <draw:text-box>
            <text:p text:style-name="P13"><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10"><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10"><text:span text:style-name="T7"/></text:p>
            <text:p text:style-name="P10"><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10"><text:span text:style-name="T7"><text:s text:c="4"/></text:span><text:span text:style-name="T7">}</text:span></text:p>
            <text:p text:style-name="P10"><text:span text:style-name="T5"/></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10"><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10"><text:span text:style-name="T39">initializer</text:span><text:span text:style-name="T7">.</text:span><text:span text:style-name="T37">disableDiscovery</text:span><text:span text:style-name="T7">();</text:span></text:p>
            <text:p text:style-name="P10"><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10"><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10"><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10"><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10"><text:span text:style-name="T5"/></text:p>
            <text:p text:style-name="P10"><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10"><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10"><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10"><text:span text:style-name="T7"><text:s text:c="4"/></text:span><text:span text:style-name="T39">greeter</text:span><text:span text:style-name="T7">.greet();</text:span></text:p>
            <text:p text:style-name="P10"><text:span text:style-name="T7">}</text:span></text:p>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5" draw:layer="layout" svg:width="25.199cm" svg:height="13.859cm" svg:x="1.4cm" svg:y="4.914cm" presentation:class="outline" presentation:user-transformed="true">
          <draw:text-box>
            <text:p text:style-name="P10"><text:span text:style-name="T40">public</text:span><text:span text:style-name="T41"> </text:span><text:span text:style-name="T40">class</text:span><text:span text:style-name="T41"> </text:span><text:span text:style-name="T42">HelloService</text:span><text:span text:style-name="T41"> {</text:span></text:p>
            <text:p text:style-name="P10"><text:span text:style-name="T43"/></text:p>
            <text:p text:style-name="P10"><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10"><text:span text:style-name="T41"><text:s text:c="8"/></text:span><text:span text:style-name="T40">return</text:span><text:span text:style-name="T41"> </text:span><text:span text:style-name="T45">"Hello World!"</text:span><text:span text:style-name="T41">;</text:span></text:p>
            <text:p text:style-name="P10"><text:span text:style-name="T41"><text:s text:c="4"/></text:span><text:span text:style-name="T41">}</text:span></text:p>
            <text:p text:style-name="P10"><text:span text:style-name="T43"/></text:p>
            <text:p text:style-name="P10"><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6" draw:layer="layout" svg:width="25.199cm" svg:height="13.985cm" svg:x="1.4cm" svg:y="4.851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6" draw:layer="layout" svg:width="25.199cm" svg:height="13.875cm" svg:x="1.4cm" svg:y="4.904cm" presentation:class="outline" presentation:user-transformed="true">
          <draw:text-box>
            <text:p text:style-name="P13"><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19"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hello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10"><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10"><text:span text:style-name="T51"><text:s text:c="8"/></text:span><text:span text:style-name="T59">display</text:span><text:span text:style-name="T51">(</text:span><text:span text:style-name="T54">hello</text:span><text:span text:style-name="T51">.hello());</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0"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1" draw:text-style-name="P18" draw:layer="layout" svg:width="25.199cm" svg:height="14.941cm" svg:x="1.4cm" svg:y="4.914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1">public</text:span><text:span text:style-name="T62"> </text:span><text:span text:style-name="T65">GreeterClient</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10"><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1">
          <office:forms form:automatic-focus="false" form:apply-design-mode="false"/>
          <draw:page-thumbnail draw:style-name="gr1" draw:layer="layout" svg:width="13.968cm" svg:height="10.476cm" svg:x="3.81cm" svg:y="2.123cm" draw:page-number="27" presentation:class="page"/>
          <draw:frame presentation:style-name="pr22"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3"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10"><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10"><text:span text:style-name="T53"/></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interface</text:span><text:span text:style-name="T51"> </text:span><text:span text:style-name="T71">HelloService</text:span><text:span text:style-name="T51"> {</text:span></text:p>
            <text:p text:style-name="P10"><text:span text:style-name="T51"/></text:p>
            <text:p text:style-name="P10"><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10"><text:span text:style-name="T51"/></text:p>
            <text:p text:style-name="P10"><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9" draw:layer="layout" svg:width="25.199cm" svg:height="13.859cm" svg:x="1.4cm" svg:y="4.914cm" presentation:class="outline" presentation:user-transformed="true">
          <draw:text-box>
            <text:p text:style-name="P10"><text:span text:style-name="T72">org.jboss.weld.exceptions.DeploymentException</text:span><text:span text:style-name="T73">: WELD-001408: Unsatisfied dependencies for type HelloService with qualifiers @Default</text:span></text:p>
            <text:p text:style-name="P10"><text:span text:style-name="T74"><text:s text:c="2"/></text:span><text:span text:style-name="T74">at injection point [BackedAnnotatedField] @Inject private GreeterClient.hello</text:span></text:p>
            <text:p text:style-name="P10"><text:span text:style-name="T74"><text:s text:c="2"/></text:span><text:span text:style-name="T74">at GreeterClient.hello(</text:span><text:span text:style-name="T72">GreeterClient.java:0</text:span><text:span text:style-name="T74">)</text:span></text:p>
            <text:p text:style-name="P10"><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4" draw:text-style-name="P20" draw:layer="layout" svg:width="25.199cm" svg:height="14.111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9" draw:layer="layout" svg:width="25.199cm" svg:height="13.859cm" svg:x="1.4cm" svg:y="4.914cm" presentation:class="outline" presentation:user-transformed="true">
          <draw:text-box>
            <text:p text:style-name="P10"><text:span text:style-name="T72">org.jboss.weld.exceptions.DeploymentException</text:span><text:span text:style-name="T73">: WELD-001409: Ambiguous dependencies for type HelloService with qualifiers @Default</text:span></text:p>
            <text:p text:style-name="P10"><text:span text:style-name="T74"><text:s text:c="2"/></text:span><text:span text:style-name="T74">at injection point [BackedAnnotatedField] @Inject private GreeterClient.hello</text:span></text:p>
            <text:p text:style-name="P10"><text:span text:style-name="T74"><text:s text:c="2"/></text:span><text:span text:style-name="T74">at GreeterClient.hello(</text:span><text:span text:style-name="T72">GreeterClient.java:0</text:span><text:span text:style-name="T74">)</text:span></text:p>
            <text:p text:style-name="P10"><text:span text:style-name="T74"><text:s text:c="2"/></text:span><text:span text:style-name="T74">Possible dependencies: </text:span></text:p>
            <text:p text:style-name="P10"><text:span text:style-name="T74"><text:s text:c="2"/></text:span><text:span text:style-name="T74">- Managed Bean [class HungarianHelloService] with qualifiers [@Any @Default],</text:span></text:p>
            <text:p text:style-name="P10"><text:span text:style-name="T74"><text:s text:c="2"/></text:span><text:span text:style-name="T74">- Managed Bean [class EnglishHelloService] with qualifiers [@Any @Default]</text:span></text:p>
            <text:p text:style-name="P10"><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7" draw:layer="layout" svg:width="25.199cm" svg:height="13.859cm" svg:x="1.4cm" svg:y="4.914cm" presentation:class="outline" presentation:user-transformed="true">
          <draw:text-box>
            <text:list text:style-name="L3">
              <text:list-item>
                <text:p>Annotations that help container pick a bean</text:p>
              </text:list-item>
            </text:list>
            <text:p text:style-name="P10"><text:span text:style-name="T55"/></text:p>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English</text:span><text:span text:style-name="T62"> {</text:span></text:p>
            <text:p text:style-name="P10"><text:span text:style-name="T62">}</text:span></text:p>
            <text:p text:style-name="P10"><text:span text:style-name="T62"/></text:p>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Hungarian</text:span><text:span text:style-name="T62"> {</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5" draw:text-style-name="P20" draw:layer="layout" svg:width="25.199cm" svg:height="15.771cm" svg:x="1.4cm" svg:y="3.958cm" presentation:class="outline" presentation:user-transformed="true">
          <draw:text-box>
            <text:p text:style-name="P10"><text:span text:style-name="T60">@English</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2"/></text:p>
            <text:p text:style-name="P10"><text:span text:style-name="T62"><text:s text:c="4"/></text:span><text:span text:style-name="T60">@Override</text:span></text:p>
            <text:p text:style-name="P10"><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2"/></text:p>
            <text:p text:style-name="P10"><text:span text:style-name="T64">}</text:span></text:p>
            <text:p text:style-name="P10"><text:span text:style-name="T62"/></text:p>
            <text:p text:style-name="P10"><text:span text:style-name="T60">@Hungarian</text:span></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2"/></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2"/></text:p>
            <text:p text:style-name="P10"><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English</text:span></text:p>
            <text:p text:style-name="P10"><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text:p text:style-name="P10"><text:span text:style-name="T64"/></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Hungarian</text:span></text:p>
            <text:p text:style-name="P10"><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20" draw:layer="layout" svg:width="25.199cm" svg:height="13.859cm" svg:x="1.4cm" svg:y="4.914cm" presentation:class="outline" presentation:user-transformed="true">
          <draw:text-box>
            <text:p text:style-name="P10"><text:span text:style-name="T60">@Qualifier</text:span></text:p>
            <text:p text:style-name="P10"><text:span text:style-name="T60">@Retention</text:span><text:span text:style-name="T62">(</text:span><text:span text:style-name="T68">RUNTIME</text:span><text:span text:style-name="T62">)</text:span></text:p>
            <text:p text:style-name="P10"><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10"><text:span text:style-name="T61">public</text:span><text:span text:style-name="T62"> </text:span><text:span text:style-name="T61">@interface</text:span><text:span text:style-name="T62"> </text:span><text:span text:style-name="T60">Language</text:span><text:span text:style-name="T62"> {</text:span></text:p>
            <text:p text:style-name="P10"><text:span text:style-name="T64"/></text:p>
            <text:p text:style-name="P10"><text:span text:style-name="T62"><text:s text:c="4"/></text:span><text:span text:style-name="T76">Languages</text:span><text:span text:style-name="T62"> </text:span><text:span text:style-name="T65">value</text:span><text:span text:style-name="T62"> ();</text:span></text:p>
            <text:p text:style-name="P10"><text:span text:style-name="T64"/></text:p>
            <text:p text:style-name="P10"><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10"><text:span text:style-name="T64"/></text:p>
            <text:p text:style-name="P10"><text:span text:style-name="T62"><text:s text:c="8"/></text:span><text:span text:style-name="T68">ENGLISH</text:span><text:span text:style-name="T62">,</text:span></text:p>
            <text:p text:style-name="P10"><text:span text:style-name="T62"><text:s text:c="8"/></text:span><text:span text:style-name="T68">HUNGARIAN</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5" draw:text-style-name="P20" draw:layer="layout" svg:width="25.199cm" svg:height="15.771cm" svg:x="1.4cm" svg:y="3.95cm" presentation:class="outline" presentation:user-transformed="true">
          <draw:text-box>
            <text:p text:style-name="P10"><text:span text:style-name="T60">@Language</text:span><text:span text:style-name="T62">(</text:span><text:span text:style-name="T68">ENGLISH</text:span><text:span text:style-name="T62">)</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o Worl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0">@Language</text:span><text:span text:style-name="T62">(</text:span><text:span text:style-name="T68">HUNGARIAN</text:span><text:span text:style-name="T62">)</text:span></text:p>
            <text:p text:style-name="P10"><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Helló Vilá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20" draw:layer="layout" svg:width="25.199cm" svg:height="13.859cm" svg:x="1.4cm" svg:y="5.455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0"><text:s text:c="4"/></text:span><text:span text:style-name="T60">@Language</text:span><text:span text:style-name="T62">(</text:span><text:span text:style-name="T68">ENGLISH</text:span><text:span text:style-name="T62">)</text:span></text:p>
            <text:p text:style-name="P10"><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0"><text:s text:c="4"/></text:span><text:span text:style-name="T60">@Language</text:span><text:span text:style-name="T62">(</text:span><text:span text:style-name="T68">HUNGARIAN</text:span><text:span text:style-name="T62">)</text:span></text:p>
            <text:p text:style-name="P10"><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20" draw:layer="layout" svg:width="25.199cm" svg:height="13.859cm" svg:x="1.4cm" svg:y="4.908cm" presentation:class="outline" presentation:user-transformed="true">
          <draw:text-box>
            <text:p text:style-name="P10"><text:span text:style-name="T60">@English</text:span></text:p>
            <text:p text:style-name="P10"><text:span text:style-name="T60">@Console</text:span></text:p>
            <text:p text:style-name="P10"><text:span text:style-name="T60">@Secured</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2"><text:s text:c="4"/></text:span><text:span text:style-name="T60">@English</text:span></text:p>
            <text:p text:style-name="P10"><text:span text:style-name="T62"><text:s text:c="4"/></text:span><text:span text:style-name="T60">@Console</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20" draw:layer="layout" svg:width="25.199cm" svg:height="13.859cm" svg:x="1.4cm" svg:y="4.908cm" presentation:class="outline" presentation:user-transformed="true">
          <draw:text-box>
            <text:p text:style-name="P10"><text:span text:style-name="T60">@English</text:span></text:p>
            <text:p text:style-name="P10"><text:span text:style-name="T60">@Secured</text:span></text:p>
            <text:p text:style-name="P10"><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2"/></text:p>
            <text:p text:style-name="P10"><text:span text:style-name="T62"><text:s text:c="4"/></text:span><text:span text:style-name="T60">@Inject</text:span></text:p>
            <text:p text:style-name="P10"><text:span text:style-name="T62"><text:s text:c="4"/></text:span><text:span text:style-name="T60">@English</text:span></text:p>
            <text:p text:style-name="P10"><text:span text:style-name="T62"><text:s text:c="4"/></text:span><text:span text:style-name="T60">@Console</text:span></text:p>
            <text:p text:style-name="P10"><text:span text:style-name="T62"><text:s text:c="4"/></text:span><text:span text:style-name="T60">@Secured</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1" draw:layer="layout" svg:width="25.199cm" svg:height="13.859cm" svg:x="1.4cm" svg:y="4.914cm" presentation:class="outline" presentation:user-transformed="true">
          <draw:text-box>
            <text:p text:style-name="P10"><text:span text:style-name="T77">org.jboss.weld.exceptions.DeploymentException</text:span><text:span text:style-name="T78">: WELD-001408: Unsatisfied dependencies for type HelloService with qualifiers @Secured @English @Console</text:span></text:p>
            <text:p text:style-name="P10"><text:span text:style-name="T79"><text:s text:c="2"/></text:span><text:span text:style-name="T79">at injection point [BackedAnnotatedField] @Inject @English @Console @Secured private GreeterClient.hello</text:span></text:p>
            <text:p text:style-name="P10"><text:span text:style-name="T79"><text:s text:c="2"/></text:span><text:span text:style-name="T79">at GreeterClient.hello(</text:span><text:span text:style-name="T77">GreeterClient.java:0</text:span><text:span text:style-name="T79">)</text:span></text:p>
            <text:p text:style-name="P10"><text:span text:style-name="T79">WELD-001475: The following beans match by type, but none have matching qualifiers:</text:span></text:p>
            <text:p text:style-name="P10"><text:span text:style-name="T79"><text:s text:c="2"/></text:span><text:span text:style-name="T79">- Managed Bean [class HungarianHelloService] with qualifiers [@Secured @Hungarian @Any],</text:span></text:p>
            <text:p text:style-name="P10"><text:span text:style-name="T79"><text:s text:c="2"/></text:span><text:span text:style-name="T79">- Managed Bean [class EnglishHelloService] with qualifiers [@Secured @English @Any]</text:span></text:p>
            <text:p text:style-name="P10"><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y</text:p>
          </draw:text-box>
        </draw:frame>
        <draw:frame presentation:style-name="pr26" draw:layer="layout" svg:width="25.199cm" svg:height="12.18cm" svg:x="1.4cm" svg:y="4.914cm" presentation:class="outline" presentation:user-transformed="true">
          <draw:text-box>
            <text:list text:style-name="L3">
              <text:list-item>
                <text:p text:style-name="P22">Present on all beans except @New</text:p>
              </text:list-item>
              <text:list-item>
                <text:p text:style-name="P22">Instance&lt;T&gt; can be annotated with @Any</text:p>
              </text:list-item>
              <text:list-item>
                <text:p text:style-name="P22">Allows us to specify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6" draw:text-style-name="P2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fault</text:p>
          </draw:text-box>
        </draw:frame>
        <draw:frame presentation:style-name="pr26"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6" draw:text-style-name="P2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text:p>
          </draw:text-box>
        </draw:frame>
        <draw:frame presentation:style-name="pr26" draw:layer="layout" svg:width="25.199cm" svg:height="12.18cm" svg:x="1.4cm" svg:y="4.914cm" presentation:class="outline" presentation:user-transformed="true">
          <draw:text-box>
            <text:list text:style-name="L3">
              <text:list-item>
                <text:p text:style-name="P22">Alternatives are disabled by default</text:p>
              </text:list-item>
              <text:list-item>
                <text:p text:style-name="P22">They can be enabled in beans.xml</text:p>
              </text:list-item>
              <text:list-item>
                <text:p text:style-name="P22">Or with SeContainerInitializer.selectAlternatives</text:p>
              </text:list-item>
              <text:list-item>
                <text:p text:style-name="P22">Or with testing frameworks</text:p>
              </text:list-item>
              <text:list-item>
                <text:p text:style-name="P22">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6" draw:text-style-name="P2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s can prevent ambiguity</text:p>
          </draw:text-box>
        </draw:frame>
        <draw:frame presentation:style-name="pr27" draw:text-style-name="P24" draw:layer="layout" svg:width="25.199cm" svg:height="12.18cm" svg:x="1.4cm" svg:y="4.914cm" presentation:class="outline" presentation:user-transformed="true">
          <draw:text-box>
            <text:p text:style-name="P24"><text:span text:style-name="T81">@Alternative</text:span></text:p>
            <text:p text:style-name="P25"><text:span text:style-name="T82">public</text:span><text:span text:style-name="T83"> </text:span><text:span text:style-name="T82">class</text:span><text:span text:style-name="T83"> </text:span><text:span text:style-name="T84">User</text:span><text:span text:style-name="T83"> {</text:span></text:p>
            <text:p text:style-name="P25"><text:span text:style-name="T83"><text:s text:c="4"/></text:span><text:span text:style-name="T85">// ...</text:span></text:p>
            <text:p text:style-name="P26"><text:span text:style-name="T81">}</text:span></text:p>
            <text:p text:style-name="P26"><text:span text:style-name="T81"/></text:p>
            <text:p text:style-name="P25"><text:span text:style-name="T82">public</text:span><text:span text:style-name="T83"> </text:span><text:span text:style-name="T82">class</text:span><text:span text:style-name="T83"> </text:span><text:span text:style-name="T84">UserProducer</text:span><text:span text:style-name="T83"> {</text:span></text:p>
            <text:p text:style-name="P25"><text:span text:style-name="T83"/></text:p>
            <text:p text:style-name="P25"><text:span text:style-name="T83"><text:s text:c="4"/></text:span><text:span text:style-name="T86">@Produces</text:span></text:p>
            <text:p text:style-name="P25"><text:span text:style-name="T83"><text:s text:c="4"/></text:span><text:span text:style-name="T86">@RequestScoped</text:span></text:p>
            <text:p text:style-name="P25"><text:span text:style-name="T83"><text:s text:c="4"/></text:span><text:span text:style-name="T82">public</text:span><text:span text:style-name="T83"> </text:span><text:span text:style-name="T84">User</text:span><text:span text:style-name="T83"> </text:span><text:span text:style-name="T87">user</text:span><text:span text:style-name="T83">() {</text:span></text:p>
            <text:p text:style-name="P25"><text:span text:style-name="T83"><text:s text:c="8"/></text:span><text:span text:style-name="T85">// ...</text:span></text:p>
            <text:p text:style-name="P25"><text:span text:style-name="T83"><text:s text:c="4"/></text:span><text:span text:style-name="T83">}</text:span></text:p>
            <text:p text:style-name="P25"><text:span text:style-name="T83"/></text:p>
            <text:p text:style-name="P26"><text:span text:style-name="T83">}</text:span></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6" draw:text-style-name="P2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s can be used for testing</text:p>
          </draw:text-box>
        </draw:frame>
        <draw:frame presentation:style-name="pr27" draw:text-style-name="P30" draw:layer="layout" svg:width="25.199cm" svg:height="12.18cm" svg:x="1.4cm" svg:y="4.914cm" presentation:class="outline" presentation:user-transformed="true">
          <draw:text-box>
            <text:p text:style-name="P27"><text:span text:style-name="T88">@Alternative</text:span></text:p>
            <text:p text:style-name="P28"><text:span text:style-name="T89">public</text:span><text:span text:style-name="T90"> </text:span><text:span text:style-name="T89">class</text:span><text:span text:style-name="T90"> </text:span><text:span text:style-name="T91">ActionTestBase_DatabaseCreator</text:span><text:span text:style-name="T90"> </text:span><text:span text:style-name="T89">extends</text:span><text:span text:style-name="T90"> </text:span><text:span text:style-name="T91">DatabaseCreator</text:span><text:span text:style-name="T90"> {</text:span></text:p>
            <text:p text:style-name="P28"><text:span text:style-name="T88"/></text:p>
            <text:p text:style-name="P28"><text:span text:style-name="T90"><text:s text:c="4"/></text:span><text:span text:style-name="T92">@Override</text:span></text:p>
            <text:p text:style-name="P28"><text:span text:style-name="T90"><text:s text:c="4"/></text:span><text:span text:style-name="T89">protected</text:span><text:span text:style-name="T90"> </text:span><text:span text:style-name="T91">CloudantDatabase</text:span><text:span text:style-name="T90"> </text:span><text:span text:style-name="T93">createCloudant</text:span><text:span text:style-name="T90">(</text:span><text:span text:style-name="T91">String</text:span><text:span text:style-name="T90"> </text:span><text:span text:style-name="T94">db</text:span><text:span text:style-name="T90">) {</text:span></text:p>
            <text:p text:style-name="P28"><text:span text:style-name="T90"><text:s text:c="8"/></text:span><text:span text:style-name="T89">return</text:span><text:span text:style-name="T90"> </text:span><text:span text:style-name="T91">Mockito</text:span><text:span text:style-name="T90">.</text:span><text:span text:style-name="T95">spy</text:span><text:span text:style-name="T90">(</text:span><text:span text:style-name="T89">new</text:span><text:span text:style-name="T90"> </text:span><text:span text:style-name="T91">FakeDatabase</text:span><text:span text:style-name="T90">(</text:span><text:span text:style-name="T96">"https://fakedb:1234"</text:span><text:span text:style-name="T90">, </text:span><text:span text:style-name="T97">db</text:span><text:span text:style-name="T90">, </text:span><text:span text:style-name="T96">"user"</text:span><text:span text:style-name="T90">, </text:span><text:span text:style-name="T96">"pass"</text:span><text:span text:style-name="T90">));</text:span></text:p>
            <text:p text:style-name="P29"><text:span text:style-name="T88"><text:s text:c="4"/></text:span><text:span text:style-name="T88">}</text:span></text:p>
            <text:p text:style-name="P28"><text:span text:style-name="T88"/></text:p>
            <text:p text:style-name="P28"><text:span text:style-name="T90"><text:s text:c="4"/></text:span><text:span text:style-name="T92">@Override</text:span></text:p>
            <text:p text:style-name="P28"><text:span text:style-name="T90"><text:s text:c="4"/></text:span><text:span text:style-name="T89">protected</text:span><text:span text:style-name="T90"> </text:span><text:span text:style-name="T91">HistoryDatabase</text:span><text:span text:style-name="T90"> </text:span><text:span text:style-name="T93">createHistory</text:span><text:span text:style-name="T90">(</text:span><text:span text:style-name="T91">String</text:span><text:span text:style-name="T90"> </text:span><text:span text:style-name="T94">db</text:span><text:span text:style-name="T90">) {</text:span></text:p>
            <text:p text:style-name="P28"><text:span text:style-name="T90"><text:s text:c="8"/></text:span><text:span text:style-name="T89">return</text:span><text:span text:style-name="T90"> </text:span><text:span text:style-name="T91">Mockito</text:span><text:span text:style-name="T90">.</text:span><text:span text:style-name="T95">spy</text:span><text:span text:style-name="T90">(</text:span><text:span text:style-name="T89">super</text:span><text:span text:style-name="T90">.createHistory(</text:span><text:span text:style-name="T97">db</text:span><text:span text:style-name="T90">));</text:span></text:p>
            <text:p text:style-name="P29"><text:span text:style-name="T88"><text:s text:c="4"/></text:span><text:span text:style-name="T88">}</text:span></text:p>
            <text:p text:style-name="P28"><text:span text:style-name="T88"/></text:p>
            <text:p text:style-name="P28"><text:span text:style-name="T90"><text:s text:c="4"/></text:span><text:span text:style-name="T92">@Override</text:span></text:p>
            <text:p text:style-name="P28"><text:span text:style-name="T90"><text:s text:c="4"/></text:span><text:span text:style-name="T89">public</text:span><text:span text:style-name="T90"> </text:span><text:span text:style-name="T91">RevisionedDatabase</text:span><text:span text:style-name="T90"> </text:span><text:span text:style-name="T93">createRevisioned</text:span><text:span text:style-name="T90">(</text:span><text:span text:style-name="T91">String</text:span><text:span text:style-name="T90"> </text:span><text:span text:style-name="T94">db</text:span><text:span text:style-name="T90">) {</text:span></text:p>
            <text:p text:style-name="P28"><text:span text:style-name="T90"><text:s text:c="8"/></text:span><text:span text:style-name="T89">return</text:span><text:span text:style-name="T90"> </text:span><text:span text:style-name="T91">Mockito</text:span><text:span text:style-name="T90">.</text:span><text:span text:style-name="T95">spy</text:span><text:span text:style-name="T90">(</text:span><text:span text:style-name="T89">super</text:span><text:span text:style-name="T90">.createRevisioned(</text:span><text:span text:style-name="T97">db</text:span><text:span text:style-name="T90">));</text:span></text:p>
            <text:p text:style-name="P29"><text:span text:style-name="T88"><text:s text:c="4"/></text:span><text:span text:style-name="T88">}</text:span></text:p>
            <text:p text:style-name="P28"><text:span text:style-name="T88"/></text:p>
            <text:p text:style-name="P29"><text:span text:style-name="T88">}</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6" draw:text-style-name="P2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nabling alternatives in beans.xml</text:p>
          </draw:text-box>
        </draw:frame>
        <draw:frame presentation:style-name="pr26" draw:layer="layout" svg:width="25.199cm" svg:height="12.18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6" draw:text-style-name="P2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erved qualifiers</text:p>
          </draw:text-box>
        </draw:frame>
        <draw:frame presentation:style-name="pr28" draw:text-style-name="P31" draw:layer="layout" svg:width="25.199cm" svg:height="15.643cm" svg:x="1.4cm" svg:y="4.913cm" presentation:class="outline" presentation:user-transformed="true">
          <draw:text-box>
            <text:list text:style-name="L3">
              <text:list-header>
                <text:p><text:span text:style-name="T81">@Alternative</text:span></text:p>
                <text:list>
                  <text:list-item>
                    <text:p><text:span text:style-name="T81">Bean is disabled by default, has to be explicitly enabled</text:span></text:p>
                  </text:list-item>
                </text:list>
              </text:list-header>
              <text:list-item>
                <text:p><text:span text:style-name="T81">@Named</text:span></text:p>
                <text:list>
                  <text:list-item>
                    <text:p><text:span text:style-name="T81">Exposes the bean for JSF, JSP, EL, JBatch, etc...</text:span></text:p>
                  </text:list-item>
                </text:list>
              </text:list-item>
              <text:list-item>
                <text:p><text:span text:style-name="T81">@New</text:span></text:p>
                <text:list>
                  <text:list-item>
                    <text:p><text:span text:style-name="T81">Used to obtain a new bean on demand.</text:span></text:p>
                  </text:list-item>
                  <text:list-item>
                    <text:p><text:span text:style-name="T81">Deprecated</text:span></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9" draw:text-style-name="P3" draw:layer="layout" svg:width="17.271cm" svg:height="18.889cm" svg:x="2.159cm" svg:y="13.271cm" presentation:class="notes" presentation:user-transformed="true">
            <draw:text-box>
              <text:p/>
              <text:p>@Named you can give your bean a name, this is necessary because older technologies used name based dependency injection. JSF, JSP, EL, JBatch all use named implementations, and CDI had to maintain compatibility with them.</text:p>
              <text:p>@New this was used to obtain a new bean on demand, it is deprecated. Preferably if you can, don’t try to create your own bean, always query CDI for the appropriate bean.</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ther annotations</text:p>
          </draw:text-box>
        </draw:frame>
        <draw:frame presentation:style-name="pr30" draw:text-style-name="P1" draw:layer="layout" svg:width="25.199cm" svg:height="13.859cm" svg:x="1.4cm" svg:y="4.914cm" presentation:class="outline" presentation:user-transformed="true">
          <draw:text-box>
            <text:list text:style-name="L3">
              <text:list-item>
                <text:p>Annotations are necessary for compatibility</text:p>
                <text:list>
                  <text:list-item>
                    <text:p>@Vetoed removes a bean from CDI control</text:p>
                  </text:list-item>
                  <text:list-item>
                    <text:p>@Resource is needed to access JEE resources</text:p>
                  </text:list-item>
                  <text:list-item>
                    <text:p>@PersistenceContext for JPA</text:p>
                  </text:list-item>
                  <text:list-item>
                    <text:p>@PersistenceUnit for JPA</text:p>
                  </text:list-item>
                  <text:list-item>
                    <text:p>@EJB for remote EJB</text:p>
                  </text:list-item>
                  <text:list-item>
                    <text:p>@WebServiceRef</text:p>
                  </text:list-item>
                  <text:list-item>
                    <text:p>@Typed</text:p>
                  </text:list-item>
                  <text:list-item>
                    <text:p>...</text:p>
                  </text:list-item>
                </text:list>
              </text:list-item>
            </text:list>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31" draw:text-style-name="P3" draw:layer="layout" svg:width="17.271cm" svg:height="13.38cm" svg:x="2.159cm" svg:y="13.271cm" presentation:class="notes" presentation:user-transformed="true">
            <draw:text-box>
              <text:p>There are also some other annotations, again these are introduced to maintain compatibility to all the technologies.</text:p>
              <text:p>@Vetoed removes a bean from CDI control, if you don’t want it to be discovered by CDI, if you don’t want it to be injected into other applications or libraries, you can veto your class.</text:p>
              <text:p>@Resource is needed to access Java EE resources.</text:p>
              <text:p>@PersistenceContext ...</text:p>
              <text:p>@PersistenceUnit ...</text:p>
              <text:p>There was a question about Hibernate, CDI also has some support for Hibernate or JPA.</text:p>
              <text:p>@EJB for remove EJB beans.</text:p>
              <text:p>@WebServiceRef and @Type</text:p>
              <text:p>I don’t know what half of these things do.</text:p>
              <text:p>TODO split this into builtin qualifiers and other annotations</text:p>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51" presentation:class="page"/>
          <draw:frame presentation:style-name="pr32"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7" draw:layer="layout" svg:width="25.199cm" svg:height="13.859cm" svg:x="1.4cm" svg:y="4.914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6"><text:span text:style-name="T56"><text:s text:c="4"/></text:span><text:span text:style-name="T55">@English</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if</text:span><text:span text:style-name="T51">( </text:span><text:span text:style-name="T54">hello</text:span><text:span text:style-name="T51">.isResolvable() ){</text:span></text:p>
            <text:p text:style-name="P10"><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3" draw:text-style-name="P17" draw:layer="layout" svg:width="25.199cm" svg:height="13.989cm" svg:x="1.4cm" svg:y="4.849cm" presentation:class="outline" presentation:user-transformed="true">
          <draw:text-box>
            <text:p text:style-name="P10"><text:span text:style-name="T50">public</text:span><text:span text:style-name="T51"> </text:span><text:span text:style-name="T50">class</text:span><text:span text:style-name="T51"> </text:span><text:span text:style-name="T52">GreeterClient</text:span><text:span text:style-name="T51"> {</text:span></text:p>
            <text:p text:style-name="P10"><text:span text:style-name="T53"/></text:p>
            <text:p text:style-name="P10"><text:span text:style-name="T51"><text:s text:c="4"/></text:span><text:span text:style-name="T55">@Inject</text:span></text:p>
            <text:p text:style-name="P10"><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10"><text:span text:style-name="T53"/></text:p>
            <text:p text:style-name="P10"><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10"><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10"><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10"><text:span text:style-name="T51"><text:s text:c="8"/></text:span><text:span text:style-name="T51">}</text:span></text:p>
            <text:p text:style-name="P10"><text:span text:style-name="T51"><text:s text:c="4"/></text:span><text:span text:style-name="T51">}</text:span></text:p>
            <text:p text:style-name="P10"><text:span text:style-name="T53"/></text:p>
            <text:p text:style-name="P10"><text:span text:style-name="T51">}</text:span></text:p>
          </draw:text-box>
        </draw:frame>
        <presentation:notes draw:style-name="dp1">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tance&lt;T&gt; offers streams</text:p>
          </draw:text-box>
        </draw:frame>
        <draw:frame presentation:style-name="pr27" draw:text-style-name="P34" draw:layer="layout" svg:width="25.199cm" svg:height="12.18cm" svg:x="1.4cm" svg:y="4.914cm" presentation:class="outline" presentation:user-transformed="true">
          <draw:text-box>
            <text:p text:style-name="P32"><text:span text:style-name="T98">public</text:span><text:span text:style-name="T99"> </text:span><text:span text:style-name="T98">class</text:span><text:span text:style-name="T99"> </text:span><text:span text:style-name="T100">ActionCollector</text:span><text:span text:style-name="T99"> {</text:span></text:p>
            <text:p text:style-name="P32"><text:span text:style-name="T101"/></text:p>
            <text:p text:style-name="P32"><text:span text:style-name="T99"><text:s text:c="4"/></text:span><text:span text:style-name="T102">@Inject</text:span></text:p>
            <text:p text:style-name="P32"><text:span text:style-name="T99"><text:s text:c="4"/></text:span><text:span text:style-name="T98">private</text:span><text:span text:style-name="T99"> </text:span><text:span text:style-name="T103">Instance</text:span><text:span text:style-name="T99">&lt;</text:span><text:span text:style-name="T103">Action</text:span><text:span text:style-name="T99">&gt; </text:span><text:span text:style-name="T104">actions</text:span><text:span text:style-name="T99">;</text:span></text:p>
            <text:p text:style-name="P32"><text:span text:style-name="T101"/></text:p>
            <text:p text:style-name="P32"><text:span text:style-name="T99"><text:s text:c="4"/></text:span><text:span text:style-name="T98">public</text:span><text:span text:style-name="T99"> </text:span><text:span text:style-name="T103">List</text:span><text:span text:style-name="T99">&lt;</text:span><text:span text:style-name="T103">Action</text:span><text:span text:style-name="T99">&gt; </text:span><text:span text:style-name="T105">possibleActions</text:span><text:span text:style-name="T99">(</text:span><text:span text:style-name="T100">Record</text:span><text:span text:style-name="T99"> </text:span><text:span text:style-name="T106">record</text:span><text:span text:style-name="T99">) {</text:span></text:p>
            <text:p text:style-name="P32"><text:span text:style-name="T99"><text:s text:c="8"/></text:span><text:span text:style-name="T98">return</text:span><text:span text:style-name="T99"> </text:span><text:span text:style-name="T104">actions</text:span></text:p>
            <text:p text:style-name="P33"><text:span text:style-name="T101"><text:s text:c="12"/></text:span><text:span text:style-name="T101">.stream()</text:span></text:p>
            <text:p text:style-name="P32"><text:span text:style-name="T99"><text:s text:c="12"/></text:span><text:span text:style-name="T99">.</text:span><text:span text:style-name="T107">filter</text:span><text:span text:style-name="T99">(</text:span><text:span text:style-name="T106">action</text:span><text:span text:style-name="T99"> -&gt; </text:span><text:span text:style-name="T108">action</text:span><text:span text:style-name="T99">.</text:span><text:span text:style-name="T107">isApplicable</text:span><text:span text:style-name="T99">(</text:span><text:span text:style-name="T108">record</text:span><text:span text:style-name="T99">))</text:span></text:p>
            <text:p text:style-name="P33"><text:span text:style-name="T101"><text:s text:c="12"/></text:span><text:span text:style-name="T101">.toList();</text:span></text:p>
            <text:p text:style-name="P33"><text:span text:style-name="T101"><text:s text:c="4"/></text:span><text:span text:style-name="T101">}</text:span></text:p>
            <text:p text:style-name="P32"><text:span text:style-name="T101"/></text:p>
            <text:p text:style-name="P33"><text:span text:style-name="T101">}</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6" draw:text-style-name="P2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rategy pattern</text:p>
          </draw:text-box>
        </draw:frame>
        <draw:frame presentation:style-name="pr27" draw:text-style-name="P36" draw:layer="layout" svg:width="25.199cm" svg:height="12.95cm" svg:x="1.4cm" svg:y="4.914cm" presentation:class="outline" presentation:user-transformed="true">
          <draw:text-box>
            <text:p text:style-name="P8"><text:span text:style-name="T109">public</text:span><text:span text:style-name="T13"> </text:span><text:span text:style-name="T109">class</text:span><text:span text:style-name="T13"> </text:span><text:span text:style-name="T110">UserProducer</text:span><text:span text:style-name="T13"> {</text:span></text:p>
            <text:p text:style-name="P8"><text:span text:style-name="T111"/></text:p>
            <text:p text:style-name="P8"><text:span text:style-name="T13"><text:s text:c="4"/></text:span><text:span text:style-name="T112">@Inject</text:span></text:p>
            <text:p text:style-name="P8"><text:span text:style-name="T13"><text:s text:c="4"/></text:span><text:span text:style-name="T109">private</text:span><text:span text:style-name="T13"> </text:span><text:span text:style-name="T113">Instance</text:span><text:span text:style-name="T13">&lt;</text:span><text:span text:style-name="T113">UserMapper</text:span><text:span text:style-name="T13">&gt; </text:span><text:span text:style-name="T114">mappers</text:span><text:span text:style-name="T13">;</text:span></text:p>
            <text:p text:style-name="P8"><text:span text:style-name="T111"/></text:p>
            <text:p text:style-name="P8"><text:span text:style-name="T13"><text:s text:c="4"/></text:span><text:span text:style-name="T112">@Inject</text:span></text:p>
            <text:p text:style-name="P8"><text:span text:style-name="T13"><text:s text:c="4"/></text:span><text:span text:style-name="T109">private</text:span><text:span text:style-name="T13"> </text:span><text:span text:style-name="T110">UserSubject</text:span><text:span text:style-name="T13"> </text:span><text:span text:style-name="T114">subject</text:span><text:span text:style-name="T13">;</text:span></text:p>
            <text:p text:style-name="P8"><text:span text:style-name="T111"/></text:p>
            <text:p text:style-name="P8"><text:span text:style-name="T13"><text:s text:c="4"/></text:span><text:span text:style-name="T112">@Produces</text:span></text:p>
            <text:p text:style-name="P8"><text:span text:style-name="T13"><text:s text:c="4"/></text:span><text:span text:style-name="T112">@RequestScoped</text:span></text:p>
            <text:p text:style-name="P8"><text:span text:style-name="T13"><text:s text:c="4"/></text:span><text:span text:style-name="T109">public</text:span><text:span text:style-name="T13"> </text:span><text:span text:style-name="T110">User</text:span><text:span text:style-name="T13"> </text:span><text:span text:style-name="T115">user</text:span><text:span text:style-name="T13">() {</text:span></text:p>
            <text:p text:style-name="P8"><text:span text:style-name="T13"><text:s text:c="8"/></text:span><text:span text:style-name="T109">if</text:span><text:span text:style-name="T13"> (!</text:span><text:span text:style-name="T114">subject</text:span><text:span text:style-name="T13">.authenticated()) {</text:span></text:p>
            <text:p text:style-name="P8"><text:span text:style-name="T13"><text:s text:c="12"/></text:span><text:span text:style-name="T109">throw</text:span><text:span text:style-name="T13"> </text:span><text:span text:style-name="T109">new</text:span><text:span text:style-name="T13"> </text:span><text:span text:style-name="T110">ForbiddenException</text:span><text:span text:style-name="T13">(</text:span><text:span text:style-name="T116">"Authentication required."</text:span><text:span text:style-name="T13">);</text:span></text:p>
            <text:p text:style-name="P35"><text:span text:style-name="T111"><text:s text:c="8"/></text:span><text:span text:style-name="T111">}</text:span></text:p>
            <text:p text:style-name="P8"><text:span text:style-name="T13"><text:s text:c="8"/></text:span><text:span text:style-name="T109">for</text:span><text:span text:style-name="T13"> (</text:span><text:span text:style-name="T113">UserMapper</text:span><text:span text:style-name="T13"> </text:span><text:span text:style-name="T117">mapper</text:span><text:span text:style-name="T13"> : </text:span><text:span text:style-name="T114">mappers</text:span><text:span text:style-name="T13">) {</text:span></text:p>
            <text:p text:style-name="P8"><text:span text:style-name="T13"><text:s text:c="12"/></text:span><text:span text:style-name="T109">if</text:span><text:span text:style-name="T13"> (</text:span><text:span text:style-name="T118">mapper</text:span><text:span text:style-name="T13">.</text:span><text:span text:style-name="T119">isApplicable</text:span><text:span text:style-name="T13">(</text:span><text:span text:style-name="T114">subject</text:span><text:span text:style-name="T13">)) {</text:span></text:p>
            <text:p text:style-name="P8"><text:span text:style-name="T13"><text:s text:c="16"/></text:span><text:span text:style-name="T109">return</text:span><text:span text:style-name="T13"> </text:span><text:span text:style-name="T118">mapper</text:span><text:span text:style-name="T13">.</text:span><text:span text:style-name="T119">apply</text:span><text:span text:style-name="T13">(</text:span><text:span text:style-name="T114">subject</text:span><text:span text:style-name="T13">);</text:span></text:p>
            <text:p text:style-name="P35"><text:span text:style-name="T111"><text:s text:c="12"/></text:span><text:span text:style-name="T111">}</text:span></text:p>
            <text:p text:style-name="P35"><text:span text:style-name="T111"><text:s text:c="8"/></text:span><text:span text:style-name="T111">}</text:span></text:p>
            <text:p text:style-name="P8"><text:span text:style-name="T13"><text:s text:c="8"/></text:span><text:span text:style-name="T109">throw</text:span><text:span text:style-name="T13"> </text:span><text:span text:style-name="T109">new</text:span><text:span text:style-name="T13"> </text:span><text:span text:style-name="T110">ForbiddenException</text:span><text:span text:style-name="T13">(</text:span><text:span text:style-name="T116">"Unknown user "</text:span><text:span text:style-name="T13"> + </text:span><text:span text:style-name="T114">subject</text:span><text:span text:style-name="T13">.accessId());</text:span></text:p>
            <text:p text:style-name="P35"><text:span text:style-name="T111"><text:s text:c="4"/></text:span><text:span text:style-name="T111">}</text:span></text:p>
            <text:p text:style-name="P8"><text:span text:style-name="T111"/></text:p>
            <text:p text:style-name="P35"><text:span text:style-name="T111">}</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2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37" draw:layer="layout" svg:width="25.199cm" svg:height="13.859cm" svg:x="1.4cm" svg:y="4.913cm" presentation:class="outline" presentation:user-transformed="true">
          <draw:text-box>
            <text:p text:style-name="P10"><text:span text:style-name="T120">public</text:span><text:span text:style-name="T121"> </text:span><text:span text:style-name="T120">class</text:span><text:span text:style-name="T121"> </text:span><text:span text:style-name="T122">GreeterClient</text:span><text:span text:style-name="T121"> {</text:span></text:p>
            <text:p text:style-name="P10"><text:span text:style-name="T123"/></text:p>
            <text:p text:style-name="P10"><text:span text:style-name="T121"><text:s text:c="4"/></text:span><text:span text:style-name="T124">@Any</text:span></text:p>
            <text:p text:style-name="P10"><text:span text:style-name="T121"><text:s text:c="4"/></text:span><text:span text:style-name="T124">@Inject</text:span></text:p>
            <text:p text:style-name="P10"><text:span text:style-name="T121"><text:s text:c="4"/></text:span><text:span text:style-name="T120">private</text:span><text:span text:style-name="T121"> </text:span><text:span text:style-name="T125">Instance</text:span><text:span text:style-name="T121">&lt;</text:span><text:span text:style-name="T125">HelloService</text:span><text:span text:style-name="T121">&gt; </text:span><text:span text:style-name="T126">services</text:span><text:span text:style-name="T121">;</text:span></text:p>
            <text:p text:style-name="P10"><text:span text:style-name="T123"/></text:p>
            <text:p text:style-name="P10"><text:span text:style-name="T121"><text:s text:c="4"/></text:span><text:span text:style-name="T120">public</text:span><text:span text:style-name="T121"> </text:span><text:span text:style-name="T120">void</text:span><text:span text:style-name="T121"> </text:span><text:span text:style-name="T127">hello</text:span><text:span text:style-name="T121"> () {</text:span></text:p>
            <text:p text:style-name="P10"><text:span text:style-name="T121"><text:s text:c="8"/></text:span><text:span text:style-name="T125">Annotation</text:span><text:span text:style-name="T121"> </text:span><text:span text:style-name="T128">qualifier</text:span><text:span text:style-name="T121"> = </text:span><text:span text:style-name="T120">new</text:span><text:span text:style-name="T121"> </text:span><text:span text:style-name="T129">AnnotationLiteral</text:span><text:span text:style-name="T121">&lt;</text:span><text:span text:style-name="T124">English</text:span><text:span text:style-name="T121">&gt;() {};</text:span></text:p>
            <text:p text:style-name="P10"><text:span text:style-name="T121"><text:s text:c="8"/></text:span><text:span text:style-name="T125">HelloService</text:span><text:span text:style-name="T121"> </text:span><text:span text:style-name="T128">service</text:span><text:span text:style-name="T121"> = </text:span><text:span text:style-name="T126">services</text:span><text:span text:style-name="T121">.</text:span><text:span text:style-name="T130">select</text:span><text:span text:style-name="T121">(</text:span><text:span text:style-name="T131">qualifier</text:span><text:span text:style-name="T121">).</text:span><text:span text:style-name="T130">get</text:span><text:span text:style-name="T121">();</text:span></text:p>
            <text:p text:style-name="P10"><text:span text:style-name="T121"><text:s text:c="8"/></text:span><text:span text:style-name="T130">display</text:span><text:span text:style-name="T121">(</text:span><text:span text:style-name="T131">service</text:span><text:span text:style-name="T121">.</text:span><text:span text:style-name="T130">hello</text:span><text:span text:style-name="T121">());</text:span></text:p>
            <text:p text:style-name="P10"><text:span text:style-name="T121"><text:s text:c="4"/></text:span><text:span text:style-name="T121">}</text:span></text:p>
            <text:p text:style-name="P10"><text:span text:style-name="T123"/></text:p>
            <text:p text:style-name="P10"><text:span text:style-name="T121">}</text:span></text:p>
          </draw:text-box>
        </draw:frame>
        <presentation:notes draw:style-name="dp1">
          <office:forms form:automatic-focus="false" form:apply-design-mode="false"/>
          <draw:page-thumbnail draw:style-name="gr1" draw:layer="layout" svg:width="13.968cm" svg:height="10.476cm" svg:x="3.81cm" svg:y="2.123cm" draw:page-number="57" presentation:class="page"/>
          <draw:frame presentation:style-name="pr31"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uilt-in annotation literals</text:p>
          </draw:text-box>
        </draw:frame>
        <draw:frame presentation:style-name="pr26" draw:text-style-name="P36" draw:layer="layout" svg:width="25.199cm" svg:height="12.387cm" svg:x="1.4cm" svg:y="4.914cm" presentation:class="outline" presentation:user-transformed="true">
          <draw:text-box>
            <text:p text:style-name="P8"><text:span text:style-name="T13"><text:s text:c="12"/></text:span><text:span text:style-name="T112">Any</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Default</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New</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Specializes</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Veto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Nonbinding</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Initialized</text:span><text:span text:style-name="T13">.</text:span><text:span text:style-name="T110">Literal</text:span><text:span text:style-name="T13">.</text:span><text:span text:style-name="T132">REQUEST</text:span><text:span text:style-name="T13">,</text:span></text:p>
            <text:p text:style-name="P8"><text:span text:style-name="T13"><text:s text:c="12"/></text:span><text:span text:style-name="T112">Initialized</text:span><text:span text:style-name="T13">.</text:span><text:span text:style-name="T110">Literal</text:span><text:span text:style-name="T13">.</text:span><text:span text:style-name="T132">CONVERSATION</text:span><text:span text:style-name="T13">,</text:span></text:p>
            <text:p text:style-name="P8"><text:span text:style-name="T13"><text:s text:c="12"/></text:span><text:span text:style-name="T112">Initialized</text:span><text:span text:style-name="T13">.</text:span><text:span text:style-name="T110">Literal</text:span><text:span text:style-name="T13">.</text:span><text:span text:style-name="T132">SESSION</text:span><text:span text:style-name="T13">,</text:span></text:p>
            <text:p text:style-name="P8"><text:span text:style-name="T13"><text:s text:c="12"/></text:span><text:span text:style-name="T112">Initialized</text:span><text:span text:style-name="T13">.</text:span><text:span text:style-name="T110">Literal</text:span><text:span text:style-name="T13">.</text:span><text:span text:style-name="T132">APPLICATION</text:span><text:span text:style-name="T13">,</text:span></text:p>
            <text:p text:style-name="P8"><text:span text:style-name="T13"><text:s text:c="12"/></text:span><text:span text:style-name="T112">Destroyed</text:span><text:span text:style-name="T13">.</text:span><text:span text:style-name="T110">Literal</text:span><text:span text:style-name="T13">.</text:span><text:span text:style-name="T132">REQUEST</text:span><text:span text:style-name="T13">,</text:span></text:p>
            <text:p text:style-name="P8"><text:span text:style-name="T13"><text:s text:c="12"/></text:span><text:span text:style-name="T112">Destroyed</text:span><text:span text:style-name="T13">.</text:span><text:span text:style-name="T110">Literal</text:span><text:span text:style-name="T13">.</text:span><text:span text:style-name="T132">CONVERSATION</text:span><text:span text:style-name="T13">,</text:span></text:p>
            <text:p text:style-name="P8"><text:span text:style-name="T13"><text:s text:c="12"/></text:span><text:span text:style-name="T112">Destroyed</text:span><text:span text:style-name="T13">.</text:span><text:span text:style-name="T110">Literal</text:span><text:span text:style-name="T13">.</text:span><text:span text:style-name="T132">SESSION</text:span><text:span text:style-name="T13">,</text:span></text:p>
            <text:p text:style-name="P8"><text:span text:style-name="T13"><text:s text:c="12"/></text:span><text:span text:style-name="T112">Destroyed</text:span><text:span text:style-name="T13">.</text:span><text:span text:style-name="T110">Literal</text:span><text:span text:style-name="T13">.</text:span><text:span text:style-name="T132">APPLICATION</text:span><text:span text:style-name="T13">,</text:span></text:p>
            <text:p text:style-name="P8"><text:span text:style-name="T13"><text:s text:c="12"/></text:span><text:span text:style-name="T112">RequestScop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SessionScop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ApplicationScop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Dependent</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ConversationScop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Alternative</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Typed</text:span><text:span text:style-name="T13">.</text:span><text:span text:style-name="T110">Literal</text:span><text:span text:style-name="T13">.</text:span><text:span text:style-name="T132">INSTANCE</text:span><text:span text:style-name="T13">,</text:span></text:p>
            <text:p text:style-name="P8"><text:span text:style-name="T13"><text:s text:c="12"/></text:span><text:span text:style-name="T112">Typed</text:span><text:span text:style-name="T13">.</text:span><text:span text:style-name="T110">Literal</text:span><text:span text:style-name="T13">.</text:span><text:span text:style-name="T119">of</text:span><text:span text:style-name="T13">(</text:span><text:span text:style-name="T109">new</text:span><text:span text:style-name="T13"> </text:span><text:span text:style-name="T110">Class</text:span><text:span text:style-name="T13">[]{</text:span><text:span text:style-name="T113">HelloService</text:span><text:span text:style-name="T13">.</text:span><text:span text:style-name="T109">class</text:span><text:span text:style-name="T13">})</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2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Built-in scopes based loosely on servlets.</text:p>
                <text:list>
                  <text:list-item>
                    <text:p>@Dependent</text:p>
                  </text:list-item>
                  <text:list-item>
                    <text:p>@ApplicationScoped</text:p>
                  </text:list-item>
                  <text:list-item>
                    <text:p>@SessionScoped</text:p>
                  </text:list-item>
                  <text:list-item>
                    <text:p>@RequestScoped</text:p>
                  </text:list-item>
                  <text:list-item>
                    <text:p>@ConversationScoped</text:p>
                  </text:list-item>
                  <text:list-item>
                    <text:p>@Singleton</text:p>
                  </text:list-item>
                </text:list>
              </text:list-item>
              <text:list-item>
                <text:p>Custom scopes can be created </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3"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10"><text:span text:style-name="T133"/></text:p>
            <text:p text:style-name="P10"><text:span text:style-name="T133">public</text:span><text:span text:style-name="T134"> </text:span><text:span text:style-name="T133">class</text:span><text:span text:style-name="T134"> </text:span><text:span text:style-name="T135">RecordDatabase</text:span><text:span text:style-name="T136"> {</text:span></text:p>
            <text:p text:style-name="P10"><text:span text:style-name="T136"><text:s text:c="4"/></text:span><text:span text:style-name="T136">...</text:span></text:p>
            <text:p text:style-name="P10"><text:span text:style-name="T136">}</text:span></text:p>
            <text:p text:style-name="P10"><text:span text:style-name="T136"/></text:p>
            <text:p text:style-name="P10"><text:span text:style-name="T136">@ApplicationScoped</text:span></text:p>
            <text:p text:style-name="P10"><text:span text:style-name="T133">public</text:span><text:span text:style-name="T136"> </text:span><text:span text:style-name="T133">class</text:span><text:span text:style-name="T136"> </text:span><text:span text:style-name="T135">RecordService</text:span><text:span text:style-name="T136"> {</text:span></text:p>
            <text:p text:style-name="P10"><text:span text:style-name="T136"/></text:p>
            <text:p text:style-name="P10"><text:span text:style-name="T136"><text:s text:c="4"/></text:span><text:span text:style-name="T137">@Inject</text:span></text:p>
            <text:p text:style-name="P10"><text:span text:style-name="T136"><text:s text:c="4"/></text:span><text:span text:style-name="T133">private</text:span><text:span text:style-name="T136"> </text:span><text:span text:style-name="T135">RecordDatabase</text:span><text:span text:style-name="T136"> </text:span><text:span text:style-name="T138">database</text:span><text:span text:style-name="T136">;</text:span></text:p>
            <text:p text:style-name="P10"><text:span text:style-name="T136"/></text:p>
            <text:p text:style-name="P10"><text:span text:style-name="T136">}</text:span></text:p>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10"><text:span text:style-name="T60"/></text:p>
            <text:p text:style-name="P10"><text:span text:style-name="T60">@ApplicationScoped</text:span></text:p>
            <text:p text:style-name="P10"><text:span text:style-name="T61">public</text:span><text:span text:style-name="T62"> </text:span><text:span text:style-name="T61">class</text:span><text:span text:style-name="T62"> </text:span><text:span text:style-name="T63">LogDatabase</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39">event</text:span><text:span text:style-name="T62">) {</text:span></text:p>
            <text:p text:style-name="P10"><text:span text:style-name="T62"><text:s text:c="8"/></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62" presentation:class="page"/>
          <draw:frame presentation:style-name="pr29"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10"><text:span text:style-name="T60"/></text:p>
            <text:p text:style-name="P10"><text:span text:style-name="T60">@SessionScoped</text:span></text:p>
            <text:p text:style-name="P10"><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39">item</text:span><text:span text:style-name="T62">) {</text:span></text:p>
            <text:p text:style-name="P10"><text:span text:style-name="T62"><text:s text:c="8"/></text:span><text:span text:style-name="T140">doSomething</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63"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10"><text:span text:style-name="T60"/></text:p>
            <text:p text:style-name="P10"><text:span text:style-name="T60">@RequestScoped</text:span></text:p>
            <text:p text:style-name="P10"><text:span text:style-name="T61">public</text:span><text:span text:style-name="T62"> </text:span><text:span text:style-name="T61">class</text:span><text:span text:style-name="T62"> </text:span><text:span text:style-name="T63">AuthChecker</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39">user</text:span><text:span text:style-name="T62">) {</text:span></text:p>
            <text:p text:style-name="P10"><text:span text:style-name="T62"><text:s text:c="8"/></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draw:page-thumbnail draw:style-name="gr1" draw:layer="layout" svg:width="13.968cm" svg:height="10.476cm" svg:x="3.81cm" svg:y="2.123cm" draw:page-number="64"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4"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10"><text:span text:style-name="T60"/></text:p>
            <text:p text:style-name="P10"><text:span text:style-name="T60">@Singleton</text:span></text:p>
            <text:p text:style-name="P10"><text:span text:style-name="T61">public</text:span><text:span text:style-name="T62"> </text:span><text:span text:style-name="T61">class</text:span><text:span text:style-name="T62"> </text:span><text:span text:style-name="T63">RandomGenerator</text:span><text:span text:style-name="T62"> {</text:span></text:p>
            <text:p text:style-name="P10"><text:span text:style-name="T64"/></text:p>
            <text:p text:style-name="P10"><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10"><text:span text:style-name="T64"><text:s text:c="8"/></text:span><text:span text:style-name="T64">...</text:span></text:p>
            <text:p text:style-name="P10"><text:span text:style-name="T62"><text:s text:c="4"/></text:span><text:span text:style-name="T62">}</text:span></text:p>
            <text:p text:style-name="P10"><text:span text:style-name="T62"><text:s text:c="4"/></text:span></text:p>
            <text:p text:style-name="P10"><text:span text:style-name="T62">}</text:span></text:p>
          </draw:text-box>
        </draw:frame>
        <presentation:notes draw:style-name="dp2">
          <draw:page-thumbnail draw:style-name="gr1" draw:layer="layout" svg:width="13.968cm" svg:height="10.476cm" svg:x="3.81cm" svg:y="2.123cm" draw:page-number="66"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5"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10"><text:span text:style-name="T60"/></text:p>
            <text:p text:style-name="P10"><text:span text:style-name="T60">@ApplicationScoped</text:span></text:p>
            <text:p text:style-name="P10"><text:span text:style-name="T61">public</text:span><text:span text:style-name="T62"> </text:span><text:span text:style-name="T61">class</text:span><text:span text:style-name="T62"> </text:span><text:span text:style-name="T63">Record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10"><text:span text:style-name="T64"/></text:p>
            <text:p text:style-name="P10"><text:span text:style-name="T62">}</text:span></text:p>
            <text:p text:style-name="P10"><text:span text:style-name="T62"/></text:p>
            <text:p text:style-name="P10"><text:span text:style-name="T60">@RequestScoped</text:span></text:p>
            <text:p text:style-name="P10"><text:span text:style-name="T61">public</text:span><text:span text:style-name="T62"> </text:span><text:span text:style-name="T61">class</text:span><text:span text:style-name="T62"> </text:span><text:span text:style-name="T63">LoginName</text:span><text:span text:style-name="T62"> {</text:span></text:p>
            <text:p text:style-name="P10"><text:span text:style-name="T64"><text:s text:c="4"/></text:span><text:span text:style-name="T64">...</text:span></text:p>
            <text:p text:style-name="P10"><text:span text:style-name="T64">}</text:span></text:p>
          </draw:text-box>
        </draw:frame>
        <presentation:notes draw:style-name="dp2">
          <draw:page-thumbnail draw:style-name="gr1" draw:layer="layout" svg:width="13.968cm" svg:height="10.476cm" svg:x="3.81cm" svg:y="2.123cm" draw:page-number="67"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0"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20" draw:layer="layout" svg:width="25.199cm" svg:height="15.046cm" svg:x="1.4cm" svg:y="4.419cm" presentation:class="outline" presentation:user-transformed="true">
          <draw:text-box>
            <text:list text:style-name="L3">
              <text:list-item>
                <text:p>Proxy method calls to beans with other scope</text:p>
              </text:list-item>
            </text:list>
            <text:p text:style-name="P10"><text:span text:style-name="T60">@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67">user</text:span><text:span text:style-name="T62">.getId();</text:span></text:p>
            <text:p text:style-name="P10"><text:span text:style-name="T62"><text:s text:c="8"/></text:span><text:span text:style-name="T67">user</text:span><text:span text:style-name="T62">.getName();</text:span></text:p>
            <text:p text:style-name="P10"><text:span text:style-name="T62"><text:s text:c="8"/></text:span><text:span text:style-name="T67">hello</text:span><text:span text:style-name="T62">.</text:span><text:span text:style-name="T140">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5" draw:text-style-name="P20" draw:layer="layout" svg:width="25.199cm" svg:height="14.216cm" svg:x="1.4cm" svg:y="4.736cm" presentation:class="outline" presentation:user-transformed="true">
          <draw:text-box>
            <text:list text:style-name="L3">
              <text:list-item>
                <text:p>Class names differ, do not rely on them</text:p>
              </text:list-item>
            </text:list>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span text:style-name="T64">}</text:span></text:p>
            <text:p text:style-name="P10"><text:span text:style-name="T64"/></text:p>
            <text:p text:style-name="P10"><text:span text:style-name="T137">@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138"><text:s text:c="8"/></text:span><text:span text:style-name="T138">user</text:span><text:span text:style-name="T136">.getClass();</text:span></text:p>
            <text:p text:style-name="P10"><text:span text:style-name="T141"><text:s text:c="8"/></text:span><text:span text:style-name="T141">// org.jboss.weld.proxies.User$</text:span><text:span text:style-name="T142">Proxy</text:span><text:span text:style-name="T143">$_$$_WeldClientProxy</text:span></text:p>
            <text:p text:style-name="P10"><text:span text:style-name="T62"><text:s text:c="4"/></text:span><text:span text:style-name="T62">}</text:span></text:p>
            <text:p text:style-name="P10"><text:span text:style-name="T64"><text:s text:c="4"/></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38" draw:layer="layout" svg:width="25.199cm" svg:height="13.859cm" svg:x="1.4cm" svg:y="4.914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p>
            <text:p text:style-name="P10"><text:span text:style-name="T64"/></text:p>
            <text:p text:style-name="P10"><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10"><text:span text:style-name="T64"/></text:p>
            <text:p text:style-name="P10"><text:span text:style-name="T62">}</text:span></text:p>
            <text:p text:style-name="P10"><text:span text:style-name="T62"/></text:p>
            <text:p text:style-name="P10"><text:span text:style-name="T144">org.jboss.weld.exceptions.DefinitionException</text:span><text:span text:style-name="T145">: WELD-000075: Normal scoped managed bean implementation class has a public field: <text:s/>[EnhancedAnnotatedFieldImpl] public User.name</text:span></text:p>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1" draw:text-style-name="P20" draw:layer="layout" svg:width="25.199cm" svg:height="14.941cm" svg:x="1.4cm" svg:y="4.363cm" presentation:class="outline" presentation:user-transformed="true">
          <draw:text-box>
            <text:p text:style-name="P10"><text:span text:style-name="T60">@RequestScoped</text:span></text:p>
            <text:p text:style-name="P10"><text:span text:style-name="T61">public</text:span><text:span text:style-name="T62"> </text:span><text:span text:style-name="T61">class</text:span><text:span text:style-name="T62"> </text:span><text:span text:style-name="T63">User</text:span><text:span text:style-name="T62"> {</text:span></text:p>
            <text:p text:style-name="P10"><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10"><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10"><text:span text:style-name="T64">}</text:span></text:p>
            <text:p text:style-name="P10"><text:span text:style-name="T62"/></text:p>
            <text:p text:style-name="P10"><text:span text:style-name="T137">@ApplicationScoped</text:span></text:p>
            <text:p text:style-name="P10"><text:span text:style-name="T133">public</text:span><text:span text:style-name="T146"> </text:span><text:span text:style-name="T133">class</text:span><text:span text:style-name="T146"> </text:span><text:span text:style-name="T135">GreeterClient</text:span><text:span text:style-name="T146"> {</text:span></text:p>
            <text:p text:style-name="P10"><text:span text:style-name="T133"/></text:p>
            <text:p text:style-name="P10"><text:span text:style-name="T146"><text:s text:c="4"/></text:span><text:span text:style-name="T137">@Inject</text:span></text:p>
            <text:p text:style-name="P10"><text:span text:style-name="T146"><text:s text:c="4"/></text:span><text:span text:style-name="T133">private</text:span><text:span text:style-name="T146"> </text:span><text:span text:style-name="T135">User</text:span><text:span text:style-name="T146"> </text:span><text:span text:style-name="T135">user</text:span><text:span text:style-name="T146">;</text:span></text:p>
            <text:p text:style-name="P10"><text:span text:style-name="T133"/></text:p>
            <text:p text:style-name="P10"><text:span text:style-name="T146"><text:s text:c="4"/></text:span><text:span text:style-name="T133">public</text:span><text:span text:style-name="T146"> </text:span><text:span text:style-name="T133">void</text:span><text:span text:style-name="T146"> greet () {</text:span></text:p>
            <text:p text:style-name="P10"><text:span text:style-name="T146"><text:s text:c="8"/></text:span><text:span text:style-name="T147">// user.id is 0</text:span></text:p>
            <text:p text:style-name="P10"><text:span text:style-name="T146"><text:s text:c="8"/></text:span><text:span text:style-name="T147">// user.name is null</text:span></text:p>
            <text:p text:style-name="P10"><text:span text:style-name="T133"><text:s text:c="4"/></text:span><text:span text:style-name="T133">}</text:span></text:p>
            <text:p text:style-name="P10"><text:span text:style-name="T133"/></text:p>
            <text:p text:style-name="P10"><text:span text:style-name="T133">}</text:span></text:p>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10"><text:span text:style-name="T148"/></text:p>
            <text:p text:style-name="P10"><text:span text:style-name="T148">public</text:span><text:span text:style-name="T149"> </text:span><text:span text:style-name="T148">class</text:span><text:span text:style-name="T149"> </text:span><text:span text:style-name="T150">DatabaseReplicator</text:span><text:span text:style-name="T149"> {</text:span></text:p>
            <text:p text:style-name="P10"><text:span text:style-name="T151"/></text:p>
            <text:p text:style-name="P10"><text:span text:style-name="T149"><text:s text:c="4"/></text:span><text:span text:style-name="T152">@Inject</text:span><text:span text:style-name="T149"> </text:span><text:span text:style-name="T152">@Source</text:span><text:span text:style-name="T149"> </text:span><text:span text:style-name="T148">private</text:span><text:span text:style-name="T149"> </text:span><text:span text:style-name="T150">Database</text:span><text:span text:style-name="T149"> </text:span><text:span text:style-name="T153">source</text:span><text:span text:style-name="T149">;</text:span></text:p>
            <text:p text:style-name="P10"><text:span text:style-name="T149"><text:s text:c="4"/></text:span><text:span text:style-name="T152">@Inject</text:span><text:span text:style-name="T149"> </text:span><text:span text:style-name="T152">@Target</text:span><text:span text:style-name="T149"> </text:span><text:span text:style-name="T148">private</text:span><text:span text:style-name="T149"> </text:span><text:span text:style-name="T150">Database</text:span><text:span text:style-name="T149"> </text:span><text:span text:style-name="T153">target</text:span><text:span text:style-name="T149">;</text:span></text:p>
            <text:p text:style-name="P10"><text:span text:style-name="T151"/></text:p>
            <text:p text:style-name="P10"><text:span text:style-name="T149"><text:s text:c="4"/></text:span><text:span text:style-name="T152">@Log</text:span></text:p>
            <text:p text:style-name="P10"><text:span text:style-name="T149"><text:s text:c="4"/></text:span><text:span text:style-name="T148">public</text:span><text:span text:style-name="T149"> </text:span><text:span text:style-name="T148">void</text:span><text:span text:style-name="T149"> </text:span><text:span text:style-name="T154">replicate</text:span><text:span text:style-name="T149"> () {</text:span></text:p>
            <text:p text:style-name="P10"><text:span text:style-name="T149"><text:s text:c="8"/></text:span><text:span text:style-name="T149">...</text:span></text:p>
            <text:p text:style-name="P10"><text:span text:style-name="T149"><text:s text:c="4"/></text:span><text:span text:style-name="T149">}</text:span></text:p>
            <text:p text:style-name="P10"><text:span text:style-name="T151"/></text:p>
            <text:p text:style-name="P10"><text:span text:style-name="T149">}</text:span></text:p>
            <text:p text:style-name="P10"><text:span text:style-name="T155"/></text:p>
            <text:p text:style-name="P10"><text:span text:style-name="T155">new</text:span><text:span text:style-name="T156"> </text:span><text:span text:style-name="T157">DatabaseReplicator</text:span><text:span text:style-name="T158">().replicate(); <text:s/></text:span><text:span text:style-name="T159">// This will never work</text:span></text:p>
          </draw:text-box>
        </draw:frame>
        <presentation:notes draw:style-name="dp2">
          <office:forms form:automatic-focus="false" form:apply-design-mode="false"/>
          <draw:page-thumbnail draw:style-name="gr1" draw:layer="layout" svg:width="13.968cm" svg:height="10.476cm" svg:x="3.81cm" svg:y="2.123cm" draw:page-number="73"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0"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office:forms form:automatic-focus="false" form:apply-design-mode="false"/>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10"><text:span text:style-name="T61">public</text:span><text:span text:style-name="T65"> </text:span><text:span text:style-name="T61">class</text:span><text:span text:style-name="T65"> </text:span><text:span text:style-name="T63">DatabaseProducer</text:span><text:span text:style-name="T65">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text:p text:style-name="P10"><text:span text:style-name="T61">public</text:span><text:span text:style-name="T62"> </text:span><text:span text:style-name="T61">class</text:span><text:span text:style-name="T62"> </text:span><text:span text:style-name="T63">Record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5"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8" draw:text-style-name="P1" draw:layer="layout" svg:width="25.199cm" svg:height="14.111cm" svg:x="1.4cm" svg:y="4.914cm" presentation:class="outline" presentation:user-transformed="true">
          <draw:text-box>
            <text:p text:style-name="P10"><text:span text:style-name="T61">public</text:span><text:span text:style-name="T65"> </text:span><text:span text:style-name="T61">class</text:span><text:span text:style-name="T65"> </text:span><text:span text:style-name="T63">DatabaseProducer</text:span><text:span text:style-name="T65"> {</text:span></text:p>
            <text:p text:style-name="P10"><text:span text:style-name="T64"/></text:p>
            <text:p text:style-name="P10"><text:span text:style-name="T62"><text:s text:c="4"/></text:span><text:span text:style-name="T60">@Produces</text:span></text:p>
            <text:p text:style-name="P10"><text:span text:style-name="T65"><text:s text:c="4"/></text:span><text:span text:style-name="T60">@Users</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text:p text:style-name="P10"><text:span text:style-name="T61">public</text:span><text:span text:style-name="T62"> </text:span><text:span text:style-name="T61">class</text:span><text:span text:style-name="T62"> </text:span><text:span text:style-name="T63">UserService</text:span><text:span text:style-name="T62"> {</text:span></text:p>
            <text:p text:style-name="P10"><text:span text:style-name="T64"/></text:p>
            <text:p text:style-name="P10"><text:span text:style-name="T62"><text:s text:c="4"/></text:span><text:span text:style-name="T60">@Inject</text:span></text:p>
            <text:p text:style-name="P10"><text:span text:style-name="T65"><text:s text:c="4"/></text:span><text:span text:style-name="T60">@Users</text:span></text:p>
            <text:p text:style-name="P10"><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6"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8"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DatabaseProducer</text:span><text:span text:style-name="T62"> {</text:span></text:p>
            <text:p text:style-name="P10"><text:span text:style-name="T64"/></text:p>
            <text:p text:style-name="P10"><text:span text:style-name="T62"><text:s text:c="4"/></text:span><text:span text:style-name="T60">@Produces</text:span></text:p>
            <text:p text:style-name="P10"><text:span text:style-name="T65"><text:s text:c="4"/></text:span><text:span text:style-name="T60">@ApplicationScoped</text:span></text:p>
            <text:p text:style-name="P10"><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4">}</text:span></text:p>
            <text:p text:style-name="P10"><text:span text:style-name="T64"/></text:p>
          </draw:text-box>
        </draw:frame>
        <presentation:notes draw:style-name="dp2">
          <office:forms form:automatic-focus="false" form:apply-design-mode="false"/>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20" draw:layer="layout" svg:width="25.199cm" svg:height="13.859cm" svg:x="1.4cm" svg:y="5.709cm" presentation:class="outline" presentation:user-transformed="true">
          <draw:text-box>
            <text:p text:style-name="P10"><text:span text:style-name="T61">public</text:span><text:span text:style-name="T62"> </text:span><text:span text:style-name="T61">class</text:span><text:span text:style-name="T62"> </text:span><text:span text:style-name="T63">Database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10"><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10"><text:span text:style-name="T62"><text:s text:c="4"/></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39">database</text:span><text:span text:style-name="T62">) {</text:span></text:p>
            <text:p text:style-name="P10"><text:span text:style-name="T62"><text:s text:c="8"/></text:span><text:span text:style-name="T160">database</text:span><text:span text:style-name="T62">.close();</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8"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20" draw:layer="layout" svg:width="25.199cm" svg:height="13.859cm" svg:x="1.4cm" svg:y="4.914cm" presentation:class="outline" presentation:user-transformed="true">
          <draw:text-box>
            <text:list text:style-name="L3">
              <text:list-item>
                <text:p>Class, constructor, method, params metadata</text:p>
              </text:list-item>
            </text:list>
            <text:p text:style-name="P10"><text:span text:style-name="T61">public</text:span><text:span text:style-name="T62"> </text:span><text:span text:style-name="T61">class</text:span><text:span text:style-name="T62"> </text:span><text:span text:style-name="T63">Log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39">injectionPoint</text:span><text:span text:style-name="T62">) {</text:span></text:p>
            <text:p text:style-name="P10"><text:span text:style-name="T62"><text:s text:c="8"/></text:span><text:span text:style-name="T66">Member</text:span><text:span text:style-name="T62"> </text:span><text:span text:style-name="T139">member</text:span><text:span text:style-name="T62"> = </text:span><text:span text:style-name="T160">injectionPoint</text:span><text:span text:style-name="T62">.</text:span><text:span text:style-name="T140">getMember</text:span><text:span text:style-name="T62">();</text:span></text:p>
            <text:p text:style-name="P10"><text:span text:style-name="T62"><text:s text:c="8"/></text:span><text:span text:style-name="T63">Class</text:span><text:span text:style-name="T62">&lt;?&gt; </text:span><text:span text:style-name="T139">clazz</text:span><text:span text:style-name="T62"> = </text:span><text:span text:style-name="T160">member</text:span><text:span text:style-name="T62">.</text:span><text:span text:style-name="T140">getDeclaringClass</text:span><text:span text:style-name="T62">();</text:span></text:p>
            <text:p text:style-name="P10"><text:span text:style-name="T62"><text:s text:c="8"/></text:span><text:span text:style-name="T61">return</text:span><text:span text:style-name="T62"> </text:span><text:span text:style-name="T63">Logger</text:span><text:span text:style-name="T62">.</text:span><text:span text:style-name="T140">getLogger</text:span><text:span text:style-name="T62">(</text:span><text:span text:style-name="T160">clazz</text:span><text:span text:style-name="T62">.getName());</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MapProducer</text:span><text:span text:style-name="T62"> {</text:span></text:p>
            <text:p text:style-name="P10"><text:span text:style-name="T64"/></text:p>
            <text:p text:style-name="P10"><text:span text:style-name="T62"><text:s text:c="4"/></text:span><text:span text:style-name="T60">@Produces</text:span></text:p>
            <text:p text:style-name="P10"><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39">ip</text:span><text:span text:style-name="T62">) {</text:span></text:p>
            <text:p text:style-name="P10"><text:span text:style-name="T62"><text:s text:c="8"/></text:span><text:span text:style-name="T61">if</text:span><text:span text:style-name="T62">( valueIsNumber(</text:span><text:span text:style-name="T160">ip</text:span><text:span text:style-name="T62">.</text:span><text:span text:style-name="T140">getType</text:span><text:span text:style-name="T62">()) ){</text:span></text:p>
            <text:p text:style-name="P10"><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10"><text:span text:style-name="T62"><text:s text:c="8"/></text:span><text:span text:style-name="T62">}</text:span></text:p>
            <text:p text:style-name="P10"><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10"><text:span text:style-name="T62"><text:s text:c="4"/></text:span><text:span text:style-name="T62">}</text:span></text:p>
            <text:p text:style-name="P10"><text:span text:style-name="T64"/></text:p>
            <text:p text:style-name="P10"><text:span text:style-name="T64">}</text:span></text:p>
          </draw:text-box>
        </draw:frame>
        <presentation:notes draw:style-name="dp2">
          <office:forms form:automatic-focus="false" form:apply-design-mode="false"/>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1" draw:text-style-name="P20" draw:layer="layout" svg:width="25.199cm" svg:height="14.941cm" svg:x="1.4cm" svg:y="4.929cm" presentation:class="outline" presentation:user-transformed="true">
          <draw:text-box>
            <text:p text:style-name="P10"><text:span text:style-name="T61">public</text:span><text:span text:style-name="T62"> </text:span><text:span text:style-name="T61">class</text:span><text:span text:style-name="T62"> </text:span><text:span text:style-name="T63">RecordDatabas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39">record</text:span><text:span text:style-name="T62">) {</text:span></text:p>
            <text:p text:style-name="P10"><text:span text:style-name="T62"><text:s text:c="8"/></text:span><text:span text:style-name="T67">recordAdded</text:span><text:span text:style-name="T62">.</text:span><text:span text:style-name="T140">fire</text:span><text:span text:style-name="T62">(</text:span><text:span text:style-name="T160">record</text:span><text:span text:style-name="T62">);</text:span></text:p>
            <text:p text:style-name="P10"><text:span text:style-name="T62"><text:s text:c="4"/></text:span><text:span text:style-name="T62">}</text:span></text:p>
            <text:p text:style-name="P10"><text:span text:style-name="T64"/></text:p>
            <text:p text:style-name="P10"><text:span text:style-name="T62">}</text:span></text:p>
            <text:p text:style-name="P10"><text:span text:style-name="T62"/></text:p>
            <text:p text:style-name="P10"><text:span text:style-name="T61">public</text:span><text:span text:style-name="T62"> </text:span><text:span text:style-name="T61">class</text:span><text:span text:style-name="T62"> </text:span><text:span text:style-name="T63">RecordLogger</text:span><text:span text:style-name="T62"> {</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39">record</text:span><text:span text:style-name="T62">) {</text:span></text:p>
            <text:p text:style-name="P10"><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60">record</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0"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office:forms form:automatic-focus="false" form:apply-design-mode="false"/>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9" draw:text-style-name="P37" draw:layer="layout" svg:width="25.199cm" svg:height="14.901cm" svg:x="1.4cm" svg:y="5.755cm" presentation:class="outline" presentation:user-transformed="true">
          <draw:text-box>
            <text:p text:style-name="P10"><text:span text:style-name="T120">public</text:span><text:span text:style-name="T121"> </text:span><text:span text:style-name="T120">class</text:span><text:span text:style-name="T121"> </text:span><text:span text:style-name="T122">RecordDatabase</text:span><text:span text:style-name="T121"> {</text:span></text:p>
            <text:p text:style-name="P10"><text:span text:style-name="T123"/></text:p>
            <text:p text:style-name="P10"><text:span text:style-name="T121"><text:s text:c="4"/></text:span><text:span text:style-name="T124">@Inject</text:span></text:p>
            <text:p text:style-name="P10"><text:span text:style-name="T121"><text:s text:c="4"/></text:span><text:span text:style-name="T120">private</text:span><text:span text:style-name="T121"> </text:span><text:span text:style-name="T125">Event</text:span><text:span text:style-name="T121">&lt;</text:span><text:span text:style-name="T122">Record</text:span><text:span text:style-name="T121">&gt; </text:span><text:span text:style-name="T126">recordAdded</text:span><text:span text:style-name="T121">;</text:span></text:p>
            <text:p text:style-name="P10"><text:span text:style-name="T123"/></text:p>
            <text:p text:style-name="P10"><text:span text:style-name="T121"><text:s text:c="4"/></text:span><text:span text:style-name="T120">public</text:span><text:span text:style-name="T121"> </text:span><text:span text:style-name="T120">void</text:span><text:span text:style-name="T121"> </text:span><text:span text:style-name="T127">addRecord</text:span><text:span text:style-name="T121"> (</text:span><text:span text:style-name="T122">Record</text:span><text:span text:style-name="T121"> </text:span><text:span text:style-name="T128">record</text:span><text:span text:style-name="T121">) {</text:span></text:p>
            <text:p text:style-name="P10"><text:span text:style-name="T121"><text:s text:c="8"/></text:span><text:span text:style-name="T125">Annotation</text:span><text:span text:style-name="T121"> </text:span><text:span text:style-name="T128">annotation</text:span><text:span text:style-name="T121"> = </text:span><text:span text:style-name="T120">new</text:span><text:span text:style-name="T121"> </text:span><text:span text:style-name="T129">AnnotationLiteral</text:span><text:span text:style-name="T121">&lt;</text:span><text:span text:style-name="T124">Added</text:span><text:span text:style-name="T121">&gt;() {};</text:span></text:p>
            <text:p text:style-name="P10"><text:span text:style-name="T121"><text:s text:c="8"/></text:span><text:span text:style-name="T126">recordAdded</text:span><text:span text:style-name="T121">.</text:span><text:span text:style-name="T130">select</text:span><text:span text:style-name="T121">(</text:span><text:span text:style-name="T131">annotation</text:span><text:span text:style-name="T121">).</text:span><text:span text:style-name="T130">fire</text:span><text:span text:style-name="T121">(</text:span><text:span text:style-name="T131">record</text:span><text:span text:style-name="T121">);</text:span></text:p>
            <text:p text:style-name="P10"><text:span text:style-name="T121"><text:s text:c="4"/></text:span><text:span text:style-name="T121">}</text:span></text:p>
            <text:p text:style-name="P10"><text:span text:style-name="T123"/></text:p>
            <text:p text:style-name="P10"><text:span text:style-name="T121">}</text:span></text:p>
            <text:p text:style-name="P10"><text:span text:style-name="T121"/></text:p>
            <text:p text:style-name="P10"><text:span text:style-name="T120">public</text:span><text:span text:style-name="T121"> </text:span><text:span text:style-name="T120">class</text:span><text:span text:style-name="T121"> </text:span><text:span text:style-name="T122">RecordLogger</text:span><text:span text:style-name="T121"> {</text:span></text:p>
            <text:p text:style-name="P10"><text:span text:style-name="T123"/></text:p>
            <text:p text:style-name="P10"><text:span text:style-name="T121"><text:s text:c="4"/></text:span><text:span text:style-name="T120">public</text:span><text:span text:style-name="T121"> </text:span><text:span text:style-name="T120">void</text:span><text:span text:style-name="T121"> </text:span><text:span text:style-name="T127">objectEvent</text:span><text:span text:style-name="T121"> (</text:span><text:span text:style-name="T124">@Observes</text:span><text:span text:style-name="T121"> </text:span><text:span text:style-name="T122">Object</text:span><text:span text:style-name="T121"> </text:span><text:span text:style-name="T128">object</text:span><text:span text:style-name="T121">) {}</text:span></text:p>
            <text:p text:style-name="P10"><text:span text:style-name="T121"><text:s text:c="4"/></text:span><text:span text:style-name="T120">public</text:span><text:span text:style-name="T121"> </text:span><text:span text:style-name="T120">void</text:span><text:span text:style-name="T121"> </text:span><text:span text:style-name="T127">recordEvent</text:span><text:span text:style-name="T121"> (</text:span><text:span text:style-name="T124">@Observes</text:span><text:span text:style-name="T121"> </text:span><text:span text:style-name="T122">Record</text:span><text:span text:style-name="T121"> </text:span><text:span text:style-name="T128">record</text:span><text:span text:style-name="T121">) {}</text:span></text:p>
            <text:p text:style-name="P10"><text:span text:style-name="T121"><text:s text:c="4"/></text:span><text:span text:style-name="T120">public</text:span><text:span text:style-name="T121"> </text:span><text:span text:style-name="T120">void</text:span><text:span text:style-name="T121"> </text:span><text:span text:style-name="T127">recordAdded</text:span><text:span text:style-name="T121"> (</text:span><text:span text:style-name="T124">@Observes</text:span><text:span text:style-name="T121"> </text:span><text:span text:style-name="T124">@Added</text:span><text:span text:style-name="T121"> </text:span><text:span text:style-name="T122">Record</text:span><text:span text:style-name="T121"> </text:span><text:span text:style-name="T128">record</text:span><text:span text:style-name="T121">) {}</text:span></text:p>
            <text:p text:style-name="P10"><text:span text:style-name="T121"><text:s text:c="4"/></text:span><text:span text:style-name="T120">public</text:span><text:span text:style-name="T121"> </text:span><text:span text:style-name="T120">void</text:span><text:span text:style-name="T121"> </text:span><text:span text:style-name="T127">recordDeleted</text:span><text:span text:style-name="T121"> (</text:span><text:span text:style-name="T124">@Observes</text:span><text:span text:style-name="T121"> </text:span><text:span text:style-name="T124">@Deleted</text:span><text:span text:style-name="T121"> </text:span><text:span text:style-name="T122">Record</text:span><text:span text:style-name="T121"> </text:span><text:span text:style-name="T128">record</text:span><text:span text:style-name="T121">) {}</text:span></text:p>
            <text:p text:style-name="P10"><text:span text:style-name="T123"/></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83"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37" draw:layer="layout" svg:width="25.199cm" svg:height="13.859cm" svg:x="1.4cm" svg:y="4.914cm" presentation:class="outline" presentation:user-transformed="true">
          <draw:text-box>
            <text:p text:style-name="P10"><text:span text:style-name="T120">public</text:span><text:span text:style-name="T121"> </text:span><text:span text:style-name="T120">class</text:span><text:span text:style-name="T121"> </text:span><text:span text:style-name="T122">RecordLogger</text:span><text:span text:style-name="T121"> {</text:span></text:p>
            <text:p text:style-name="P10"><text:span text:style-name="T123"/></text:p>
            <text:p text:style-name="P10"><text:span text:style-name="T121"><text:s text:c="4"/></text:span><text:span text:style-name="T120">public</text:span><text:span text:style-name="T121"> </text:span><text:span text:style-name="T120">void</text:span><text:span text:style-name="T121"> </text:span><text:span text:style-name="T127">recordString</text:span><text:span text:style-name="T121"> (</text:span><text:span text:style-name="T124">@Observes</text:span><text:span text:style-name="T121"> </text:span><text:span text:style-name="T122">Record</text:span><text:span text:style-name="T121">&lt;</text:span><text:span text:style-name="T122">String</text:span><text:span text:style-name="T121">&gt; </text:span><text:span text:style-name="T128">record</text:span><text:span text:style-name="T121">) {}</text:span></text:p>
            <text:p text:style-name="P10"><text:span text:style-name="T121"><text:s text:c="4"/></text:span><text:span text:style-name="T120">public</text:span><text:span text:style-name="T121"> </text:span><text:span text:style-name="T120">void</text:span><text:span text:style-name="T121"> </text:span><text:span text:style-name="T127">recordNumber</text:span><text:span text:style-name="T121"> (</text:span><text:span text:style-name="T124">@Observes</text:span><text:span text:style-name="T121"> </text:span><text:span text:style-name="T122">Record</text:span><text:span text:style-name="T121">&lt;</text:span><text:span text:style-name="T129">Number</text:span><text:span text:style-name="T121">&gt; </text:span><text:span text:style-name="T128">record</text:span><text:span text:style-name="T121">) {}</text:span></text:p>
            <text:p text:style-name="P10"><text:span text:style-name="T123"/></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20" draw:layer="layout" svg:width="25.199cm" svg:height="13.859cm" svg:x="1.4cm" svg:y="4.914cm" presentation:class="outline" presentation:user-transformed="true">
          <draw:text-box>
            <text:p text:style-name="P10"><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39">req</text:span><text:span text:style-name="T62">) {}</text:span></text:p>
            <text:p text:style-name="P10"><text:span text:style-name="T62"/></text:p>
            <text:p text:style-name="P10"><text:span text:style-name="T134"><text:s text:c="4"/></text:span><text:span text:style-name="T133">public</text:span><text:span text:style-name="T134"> </text:span><text:span text:style-name="T133">void</text:span><text:span text:style-name="T134"> </text:span><text:span text:style-name="T146">endRequest</text:span><text:span text:style-name="T134">(</text:span><text:span text:style-name="T137">@Observes</text:span><text:span text:style-name="T134"> </text:span><text:span text:style-name="T137">@Destroyed</text:span><text:span text:style-name="T134">(</text:span><text:span text:style-name="T137">RequestScoped</text:span><text:span text:style-name="T134">.</text:span><text:span text:style-name="T133">class</text:span><text:span text:style-name="T136">) </text:span><text:span text:style-name="T66">ServletRequest</text:span><text:span text:style-name="T62"> </text:span><text:span text:style-name="T139">req</text:span><text:span text:style-name="T62">) {}</text:span></text:p>
            <text:p text:style-name="P10"><text:span text:style-name="T62"/></text:p>
            <text:p text:style-name="P10"><text:span text:style-name="T134"><text:s text:c="4"/></text:span><text:span text:style-name="T133">public</text:span><text:span text:style-name="T134"> </text:span><text:span text:style-name="T133">void</text:span><text:span text:style-name="T134"> </text:span><text:span text:style-name="T146">beginSession</text:span><text:span text:style-name="T134">(</text:span><text:span text:style-name="T137">@Observes</text:span><text:span text:style-name="T134"> </text:span><text:span text:style-name="T137">@Initialized</text:span><text:span text:style-name="T134">(</text:span><text:span text:style-name="T137">SessionScoped</text:span><text:span text:style-name="T134">.</text:span><text:span text:style-name="T133">class</text:span><text:span text:style-name="T136">) </text:span><text:span text:style-name="T66">HttpSession </text:span><text:span text:style-name="T139">req</text:span><text:span text:style-name="T62">) {}</text:span></text:p>
            <text:p text:style-name="P10"><text:span text:style-name="T62"/></text:p>
            <text:p text:style-name="P10"><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39">req</text:span><text:span text:style-name="T62">) {}</text:span></text:p>
          </draw:text-box>
        </draw:frame>
        <presentation:notes draw:style-name="dp2">
          <office:forms form:automatic-focus="false" form:apply-design-mode="false"/>
          <draw:page-thumbnail draw:style-name="gr1" draw:layer="layout" svg:width="13.968cm" svg:height="10.476cm" svg:x="3.81cm" svg:y="2.123cm" draw:page-number="85" presentation:class="page"/>
          <draw:frame presentation:style-name="pr31"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8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20" draw:layer="layout" svg:width="25.199cm" svg:height="13.859cm" svg:x="1.4cm" svg:y="4.914cm" presentation:class="outline" presentation:user-transformed="true">
          <draw:text-box>
            <text:p text:style-name="P10"><text:span text:style-name="T60">@Decorator</text:span></text:p>
            <text:p text:style-name="P10"><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10"><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0">@Delegate</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0">@Override</text:span></text:p>
            <text:p text:style-name="P10"><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10"><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40">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6" presentation:class="page"/>
          <draw:frame presentation:style-name="pr31"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60"><text:s text:c="4"/></text:span><text:span text:style-name="T60">@Log</text:span></text:p>
            <text:p text:style-name="P10"><text:span text:style-name="T134"><text:s text:c="4"/></text:span><text:span text:style-name="T133">public</text:span><text:span text:style-name="T134"> </text:span><text:span text:style-name="T135">GreeterClient</text:span><text:span text:style-name="T136"> () {}</text:span></text:p>
            <text:p text:style-name="P10"><text:span text:style-name="T62"/></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140">display</text:span><text:span text:style-name="T62">(</text:span><text:span text:style-name="T67">hello</text:span><text:span text:style-name="T62">.</text:span><text:span text:style-name="T140">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20" draw:layer="layout" svg:width="25.199cm" svg:height="13.859cm" svg:x="1.4cm" svg:y="4.914cm" presentation:class="outline" presentation:user-transformed="true">
          <draw:text-box>
            <text:p text:style-name="P10"><text:span text:style-name="T61">public</text:span><text:span text:style-name="T65"> </text:span><text:span text:style-name="T61">class</text:span><text:span text:style-name="T65"> </text:span><text:span text:style-name="T63">GreeterClient</text:span><text:span text:style-name="T65">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p>
            <text:p text:style-name="P10"><text:span text:style-name="T134"><text:s text:c="4"/></text:span><text:span text:style-name="T133">public</text:span><text:span text:style-name="T134"> </text:span><text:span text:style-name="T135">GreeterClient</text:span><text:span text:style-name="T136"> () {}</text:span></text:p>
            <text:p text:style-name="P10"><text:span text:style-name="T62"/></text:p>
            <text:p text:style-name="P10"><text:span text:style-name="T60"><text:s text:c="4"/></text:span><text:span text:style-name="T60">@Log</text:span></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140">display</text:span><text:span text:style-name="T62">(</text:span><text:span text:style-name="T67">hello</text:span><text:span text:style-name="T62">.</text:span><text:span text:style-name="T140">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8"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20" draw:layer="layout" svg:width="25.199cm" svg:height="13.859cm" svg:x="1.4cm" svg:y="4.914cm" presentation:class="outline" presentation:user-transformed="true">
          <draw:text-box>
            <text:p text:style-name="P10"><text:span text:style-name="T60">@InterceptorBinding</text:span></text:p>
            <text:p text:style-name="P10"><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10"><text:span text:style-name="T60">@Retention</text:span><text:span text:style-name="T62">(</text:span><text:span text:style-name="T68">RUNTIME</text:span><text:span text:style-name="T62">)</text:span></text:p>
            <text:p text:style-name="P10"><text:span text:style-name="T61">public</text:span><text:span text:style-name="T62"> </text:span><text:span text:style-name="T61">@interface</text:span><text:span text:style-name="T62"> </text:span><text:span text:style-name="T60">Log</text:span><text:span text:style-name="T62"> {</text:span></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40" draw:text-style-name="P37" draw:layer="layout" svg:width="25.199cm" svg:height="14.156cm" svg:x="1.4cm" svg:y="4.914cm" presentation:class="outline" presentation:user-transformed="true">
          <draw:text-box>
            <text:p text:style-name="P10"><text:span text:style-name="T124">@Interceptor</text:span></text:p>
            <text:p text:style-name="P10"><text:span text:style-name="T124">@Log</text:span></text:p>
            <text:p text:style-name="P10"><text:span text:style-name="T124">@Priority</text:span><text:span text:style-name="T121">(</text:span><text:span text:style-name="T124">Interceptor</text:span><text:span text:style-name="T121">.</text:span><text:span text:style-name="T122">Priority</text:span><text:span text:style-name="T121">.</text:span><text:span text:style-name="T161">APPLICATION</text:span><text:span text:style-name="T121">)</text:span></text:p>
            <text:p text:style-name="P10"><text:span text:style-name="T120">public</text:span><text:span text:style-name="T121"> </text:span><text:span text:style-name="T120">class</text:span><text:span text:style-name="T121"> </text:span><text:span text:style-name="T122">LogInterceptor</text:span><text:span text:style-name="T121"> {</text:span></text:p>
            <text:p text:style-name="P10"><text:span text:style-name="T123"/></text:p>
            <text:p text:style-name="P10"><text:span text:style-name="T121"><text:s text:c="4"/></text:span><text:span text:style-name="T124">@AroundInvoke</text:span></text:p>
            <text:p text:style-name="P10"><text:span text:style-name="T121"><text:s text:c="4"/></text:span><text:span text:style-name="T120">public</text:span><text:span text:style-name="T121"> </text:span><text:span text:style-name="T122">Object</text:span><text:span text:style-name="T121"> </text:span><text:span text:style-name="T127">log</text:span><text:span text:style-name="T121"> (</text:span><text:span text:style-name="T125">InvocationContext</text:span><text:span text:style-name="T121"> </text:span><text:span text:style-name="T128">ic</text:span><text:span text:style-name="T121">) </text:span><text:span text:style-name="T120">throws</text:span><text:span text:style-name="T121"> </text:span><text:span text:style-name="T122">Exception</text:span><text:span text:style-name="T121"> {</text:span></text:p>
            <text:p text:style-name="P10"><text:span text:style-name="T121"><text:s text:c="8"/></text:span><text:span text:style-name="T122">System</text:span><text:span text:style-name="T121">.</text:span><text:span text:style-name="T161">out</text:span><text:span text:style-name="T121">.println(</text:span><text:span text:style-name="T162">"Start "</text:span><text:span text:style-name="T121"> + </text:span><text:span text:style-name="T131">ic</text:span><text:span text:style-name="T121">.</text:span><text:span text:style-name="T130">getMethod</text:span><text:span text:style-name="T121">().getName());</text:span></text:p>
            <text:p text:style-name="P10"><text:span text:style-name="T121"><text:s text:c="8"/></text:span><text:span text:style-name="T120">try</text:span><text:span text:style-name="T121">{</text:span></text:p>
            <text:p text:style-name="P10"><text:span text:style-name="T121"><text:s text:c="12"/></text:span><text:span text:style-name="T120">return</text:span><text:span text:style-name="T121"> </text:span><text:span text:style-name="T131">ic</text:span><text:span text:style-name="T121">.</text:span><text:span text:style-name="T130">proceed</text:span><text:span text:style-name="T121">();</text:span></text:p>
            <text:p text:style-name="P10"><text:span text:style-name="T121"><text:s text:c="8"/></text:span><text:span text:style-name="T121">}</text:span><text:span text:style-name="T120">catch</text:span><text:span text:style-name="T121">( </text:span><text:span text:style-name="T122">Exception</text:span><text:span text:style-name="T121"> </text:span><text:span text:style-name="T128">e</text:span><text:span text:style-name="T121"> ){</text:span></text:p>
            <text:p text:style-name="P10"><text:span text:style-name="T121"><text:s text:c="12"/></text:span><text:span text:style-name="T122">System</text:span><text:span text:style-name="T121">.</text:span><text:span text:style-name="T161">out</text:span><text:span text:style-name="T121">.println(</text:span><text:span text:style-name="T162">"Exception "</text:span><text:span text:style-name="T121"> + </text:span><text:span text:style-name="T131">e</text:span><text:span text:style-name="T121">);</text:span></text:p>
            <text:p text:style-name="P10"><text:span text:style-name="T121"><text:s text:c="12"/></text:span><text:span text:style-name="T120">throw</text:span><text:span text:style-name="T121"> </text:span><text:span text:style-name="T131">e</text:span><text:span text:style-name="T121">;</text:span></text:p>
            <text:p text:style-name="P10"><text:span text:style-name="T121"><text:s text:c="8"/></text:span><text:span text:style-name="T121">}</text:span><text:span text:style-name="T120">finally</text:span><text:span text:style-name="T121">{</text:span></text:p>
            <text:p text:style-name="P10"><text:span text:style-name="T121"><text:s text:c="12"/></text:span><text:span text:style-name="T122">System</text:span><text:span text:style-name="T121">.</text:span><text:span text:style-name="T161">out</text:span><text:span text:style-name="T121">.println(</text:span><text:span text:style-name="T162">"End "</text:span><text:span text:style-name="T121"> + </text:span><text:span text:style-name="T131">ic</text:span><text:span text:style-name="T121">.</text:span><text:span text:style-name="T130">getMethod</text:span><text:span text:style-name="T121">().getName());</text:span></text:p>
            <text:p text:style-name="P10"><text:span text:style-name="T121"><text:s text:c="8"/></text:span><text:span text:style-name="T121">}</text:span></text:p>
            <text:p text:style-name="P10"><text:span text:style-name="T121"><text:s text:c="4"/></text:span><text:span text:style-name="T121">}</text:span></text:p>
            <text:p text:style-name="P10"><text:span text:style-name="T123"/></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90" presentation:class="page"/>
          <draw:frame presentation:style-name="pr41"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40" draw:text-style-name="P1" draw:layer="layout" svg:width="25.199cm" svg:height="14.156cm" svg:x="1.4cm" svg:y="4.914cm" presentation:class="outline" presentation:user-transformed="true">
          <draw:text-box>
            <text:p text:style-name="P10"><text:span text:style-name="T124">@Interceptor</text:span></text:p>
            <text:p text:style-name="P10"><text:span text:style-name="T124">@Log</text:span></text:p>
            <text:p text:style-name="P10"><text:span text:style-name="T124">@Priority</text:span><text:span text:style-name="T121">(</text:span><text:span text:style-name="T124">Interceptor</text:span><text:span text:style-name="T121">.</text:span><text:span text:style-name="T122">Priority</text:span><text:span text:style-name="T121">.</text:span><text:span text:style-name="T161">APPLICATION</text:span><text:span text:style-name="T121">)</text:span></text:p>
            <text:p text:style-name="P10"><text:span text:style-name="T120">public</text:span><text:span text:style-name="T121"> </text:span><text:span text:style-name="T120">class</text:span><text:span text:style-name="T121"> </text:span><text:span text:style-name="T122">LogInterceptor</text:span><text:span text:style-name="T121"> {</text:span></text:p>
            <text:p text:style-name="P10"><text:span text:style-name="T123"/></text:p>
            <text:p text:style-name="P10"><text:span text:style-name="T121"><text:s text:c="4"/></text:span><text:span text:style-name="T124">@AroundConstruct</text:span></text:p>
            <text:p text:style-name="P10"><text:span text:style-name="T121"><text:s text:c="4"/></text:span><text:span text:style-name="T120">public</text:span><text:span text:style-name="T121"> </text:span><text:span text:style-name="T122">Object</text:span><text:span text:style-name="T121"> </text:span><text:span text:style-name="T127">log</text:span><text:span text:style-name="T121"> (</text:span><text:span text:style-name="T125">InvocationContext</text:span><text:span text:style-name="T121"> </text:span><text:span text:style-name="T128">ic</text:span><text:span text:style-name="T121">) </text:span><text:span text:style-name="T120">throws</text:span><text:span text:style-name="T121"> </text:span><text:span text:style-name="T122">Exception</text:span><text:span text:style-name="T121"> {</text:span></text:p>
            <text:p text:style-name="P10"><text:span text:style-name="T121"><text:s text:c="8"/></text:span><text:span text:style-name="T122">System</text:span><text:span text:style-name="T121">.</text:span><text:span text:style-name="T161">out</text:span><text:span text:style-name="T121">.println(</text:span><text:span text:style-name="T162">"Start "</text:span><text:span text:style-name="T121"> + </text:span><text:span text:style-name="T131">ic</text:span><text:span text:style-name="T121">.</text:span><text:span text:style-name="T130">getConstructor</text:span><text:span text:style-name="T121">().getName());</text:span></text:p>
            <text:p text:style-name="P10"><text:span text:style-name="T121"><text:s text:c="8"/></text:span><text:span text:style-name="T120">try</text:span><text:span text:style-name="T121">{</text:span></text:p>
            <text:p text:style-name="P10"><text:span text:style-name="T121"><text:s text:c="12"/></text:span><text:span text:style-name="T120">return</text:span><text:span text:style-name="T121"> </text:span><text:span text:style-name="T131">ic</text:span><text:span text:style-name="T121">.</text:span><text:span text:style-name="T130">proceed</text:span><text:span text:style-name="T121">();</text:span></text:p>
            <text:p text:style-name="P10"><text:span text:style-name="T121"><text:s text:c="8"/></text:span><text:span text:style-name="T121">}</text:span><text:span text:style-name="T120">catch</text:span><text:span text:style-name="T121">( </text:span><text:span text:style-name="T122">Exception</text:span><text:span text:style-name="T121"> </text:span><text:span text:style-name="T128">e</text:span><text:span text:style-name="T121"> ){</text:span></text:p>
            <text:p text:style-name="P10"><text:span text:style-name="T121"><text:s text:c="12"/></text:span><text:span text:style-name="T122">System</text:span><text:span text:style-name="T121">.</text:span><text:span text:style-name="T161">out</text:span><text:span text:style-name="T121">.println(</text:span><text:span text:style-name="T162">"Exception "</text:span><text:span text:style-name="T121"> + </text:span><text:span text:style-name="T131">e</text:span><text:span text:style-name="T121">);</text:span></text:p>
            <text:p text:style-name="P10"><text:span text:style-name="T121"><text:s text:c="12"/></text:span><text:span text:style-name="T120">throw</text:span><text:span text:style-name="T121"> </text:span><text:span text:style-name="T131">e</text:span><text:span text:style-name="T121">;</text:span></text:p>
            <text:p text:style-name="P10"><text:span text:style-name="T121"><text:s text:c="8"/></text:span><text:span text:style-name="T121">}</text:span><text:span text:style-name="T120">finally</text:span><text:span text:style-name="T121">{</text:span></text:p>
            <text:p text:style-name="P10"><text:span text:style-name="T121"><text:s text:c="12"/></text:span><text:span text:style-name="T122">System</text:span><text:span text:style-name="T121">.</text:span><text:span text:style-name="T161">out</text:span><text:span text:style-name="T121">.println(</text:span><text:span text:style-name="T162">"End "</text:span><text:span text:style-name="T121"> + </text:span><text:span text:style-name="T131">ic</text:span><text:span text:style-name="T121">.</text:span><text:span text:style-name="T130">getConstructor</text:span><text:span text:style-name="T121">().getName());</text:span></text:p>
            <text:p text:style-name="P10"><text:span text:style-name="T121"><text:s text:c="8"/></text:span><text:span text:style-name="T121">}</text:span></text:p>
            <text:p text:style-name="P10"><text:span text:style-name="T121"><text:s text:c="4"/></text:span><text:span text:style-name="T121">}</text:span></text:p>
            <text:p text:style-name="P10"><text:span text:style-name="T123"/></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91"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3"><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office:forms form:automatic-focus="false" form:apply-design-mode="false"/>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9" draw:layer="layout" svg:width="25.199cm" svg:height="13.859cm" svg:x="1.4cm" svg:y="4.914cm" presentation:class="outline" presentation:user-transformed="true">
          <draw:text-box>
            <text:p text:style-name="P13"><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office:forms form:automatic-focus="false" form:apply-design-mode="false"/>
          <draw:page-thumbnail draw:style-name="gr1" draw:layer="layout" svg:width="13.968cm" svg:height="10.476cm" svg:x="3.81cm" svg:y="2.123cm" draw:page-number="93"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0"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office:forms form:automatic-focus="false" form:apply-design-mode="false"/>
          <draw:page-thumbnail draw:style-name="gr1" draw:layer="layout" svg:width="13.968cm" svg:height="10.476cm" svg:x="3.81cm" svg:y="2.123cm" draw:page-number="94" presentation:class="page"/>
          <draw:frame presentation:style-name="pr42"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1" draw:layer="layout" svg:width="25.199cm" svg:height="13.859cm" svg:x="1.4cm" svg:y="4.914cm" presentation:class="outline" presentation:user-transformed="true">
          <draw:text-box>
            <text:p text:style-name="P10"><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10"><text:span text:style-name="T15"/></text:p>
            <text:p text:style-name="P10"><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10"><text:span text:style-name="T15"/></text:p>
            <text:p text:style-name="P10"><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10"><text:span text:style-name="T22"><text:s text:c="8"/></text:span><text:span text:style-name="T17">logger</text:span><text:span text:style-name="T22">.info(</text:span><text:span text:style-name="T31">"beginning the scanning process"</text:span><text:span text:style-name="T22">);</text:span></text:p>
            <text:p text:style-name="P10"><text:span text:style-name="T15"><text:s text:c="4"/></text:span><text:span text:style-name="T15">}</text:span></text:p>
            <text:p text:style-name="P10"><text:span text:style-name="T15"/></text:p>
            <text:p text:style-name="P10"><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10"><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10"><text:span text:style-name="T15"/></text:p>
            <text:p text:style-name="P10"><text:span text:style-name="T15"><text:s text:c="4"/></text:span><text:span text:style-name="T15">}</text:span></text:p>
            <text:p text:style-name="P10"><text:span text:style-name="T15"/></text:p>
            <text:p text:style-name="P10"><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10"><text:span text:style-name="T22"><text:s text:c="8"/></text:span><text:span text:style-name="T17">logger</text:span><text:span text:style-name="T22">.info(</text:span><text:span text:style-name="T31">"finished the scanning process"</text:span><text:span text:style-name="T22">);</text:span></text:p>
            <text:p text:style-name="P10"><text:span text:style-name="T15"><text:s text:c="4"/></text:span><text:span text:style-name="T15">}</text:span></text:p>
            <text:p text:style-name="P10"><text:span text:style-name="T15"/></text:p>
            <text:p text:style-name="P10"><text:span text:style-name="T15">}</text:span></text:p>
          </draw:text-box>
        </draw:frame>
        <presentation:notes draw:style-name="dp2">
          <draw:page-thumbnail draw:style-name="gr1" draw:layer="layout" svg:width="13.968cm" svg:height="10.476cm" svg:x="3.81cm" svg:y="2.123cm" draw:page-number="95"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37" draw:layer="layout" svg:width="25.199cm" svg:height="13.859cm" svg:x="1.4cm" svg:y="4.914cm" presentation:class="outline" presentation:user-transformed="true">
          <draw:text-box>
            <text:p text:style-name="P10"><text:span text:style-name="T120">class</text:span><text:span text:style-name="T121"> </text:span><text:span text:style-name="T122">MyExtension</text:span><text:span text:style-name="T121"> </text:span><text:span text:style-name="T120">implements</text:span><text:span text:style-name="T121"> </text:span><text:span text:style-name="T125">Extension</text:span><text:span text:style-name="T121"> {</text:span></text:p>
            <text:p text:style-name="P10"><text:span text:style-name="T123"/></text:p>
            <text:p text:style-name="P10"><text:span text:style-name="T121"><text:s text:c="4"/></text:span><text:span text:style-name="T121">&lt;</text:span><text:span text:style-name="T122">T</text:span><text:span text:style-name="T121">&gt; </text:span><text:span text:style-name="T120">void</text:span><text:span text:style-name="T121"> </text:span><text:span text:style-name="T127">processAnnotatedType</text:span><text:span text:style-name="T121"> (</text:span><text:span text:style-name="T124">@Observes</text:span><text:span text:style-name="T121"> </text:span><text:span text:style-name="T124">@WithAnnotations</text:span><text:span text:style-name="T121">({</text:span><text:span text:style-name="T124">Ignore</text:span><text:span text:style-name="T121">.</text:span><text:span text:style-name="T120">class</text:span><text:span text:style-name="T121">}) </text:span><text:span text:style-name="T125">ProcessAnnotatedType</text:span><text:span text:style-name="T121">&lt;</text:span><text:span text:style-name="T122">T</text:span><text:span text:style-name="T121">&gt; </text:span><text:span text:style-name="T128">pat</text:span><text:span text:style-name="T121">) {</text:span></text:p>
            <text:p text:style-name="P10"><text:span text:style-name="T121"><text:s text:c="8"/></text:span><text:span text:style-name="T120">if</text:span><text:span text:style-name="T121">( </text:span><text:span text:style-name="T131">pat</text:span><text:span text:style-name="T121">.</text:span><text:span text:style-name="T130">getAnnotatedType</text:span><text:span text:style-name="T121">().</text:span><text:span text:style-name="T130">isAnnotationPresent</text:span><text:span text:style-name="T121">(</text:span><text:span text:style-name="T124">Ignore</text:span><text:span text:style-name="T121">.</text:span><text:span text:style-name="T120">class</text:span><text:span text:style-name="T121">) ){</text:span></text:p>
            <text:p text:style-name="P10"><text:span text:style-name="T121"><text:s text:c="12"/></text:span><text:span text:style-name="T131">pat</text:span><text:span text:style-name="T121">.</text:span><text:span text:style-name="T130">veto</text:span><text:span text:style-name="T121">();</text:span></text:p>
            <text:p text:style-name="P10"><text:span text:style-name="T121"><text:s text:c="8"/></text:span><text:span text:style-name="T121">}</text:span></text:p>
            <text:p text:style-name="P10"><text:span text:style-name="T123"/></text:p>
            <text:p text:style-name="P10"><text:span text:style-name="T121"><text:s text:c="4"/></text:span><text:span text:style-name="T121">}</text:span></text:p>
            <text:p text:style-name="P10"><text:span text:style-name="T123"/></text:p>
            <text:p text:style-name="P10"><text:span text:style-name="T121">}</text:span></text:p>
          </draw:text-box>
        </draw:frame>
        <presentation:notes draw:style-name="dp2">
          <office:forms form:automatic-focus="false" form:apply-design-mode="false"/>
          <draw:page-thumbnail draw:style-name="gr1" draw:layer="layout" svg:width="13.968cm" svg:height="10.476cm" svg:x="3.81cm" svg:y="2.123cm" draw:page-number="96"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rquillian</text:p>
          </draw:text-box>
        </draw:frame>
        <draw:frame presentation:style-name="pr26"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office:forms form:automatic-focus="false" form:apply-design-mode="false"/>
          <draw:page-thumbnail draw:style-name="gr1" draw:layer="layout" svg:width="13.968cm" svg:height="10.476cm" svg:x="3.81cm" svg:y="2.123cm" draw:page-number="97" presentation:class="page"/>
          <draw:frame presentation:style-name="pr6" draw:text-style-name="P23"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quillian example</text:p>
          </draw:text-box>
        </draw:frame>
        <draw:frame presentation:style-name="pr26" draw:text-style-name="P36" draw:layer="layout" svg:width="25.199cm" svg:height="12.18cm" svg:x="1.4cm" svg:y="4.914cm" presentation:class="outline" presentation:user-transformed="true">
          <draw:text-box>
            <text:p text:style-name="P8"><text:span text:style-name="T112">@RunWith</text:span><text:span text:style-name="T13">(</text:span><text:span text:style-name="T110">Arquillian</text:span><text:span text:style-name="T13">.</text:span><text:span text:style-name="T109">class</text:span><text:span text:style-name="T13">)</text:span></text:p>
            <text:p text:style-name="P8"><text:span text:style-name="T109">public</text:span><text:span text:style-name="T13"> </text:span><text:span text:style-name="T109">class</text:span><text:span text:style-name="T13"> </text:span><text:span text:style-name="T110">GreeterTest</text:span><text:span text:style-name="T13"> {</text:span></text:p>
            <text:p text:style-name="P8"><text:span text:style-name="T163"/></text:p>
            <text:p text:style-name="P8"><text:span text:style-name="T13"><text:s text:c="4"/></text:span><text:span text:style-name="T112">@Deployment</text:span></text:p>
            <text:p text:style-name="P8"><text:span text:style-name="T13"><text:s text:c="4"/></text:span><text:span text:style-name="T109">public</text:span><text:span text:style-name="T13"> </text:span><text:span text:style-name="T109">static</text:span><text:span text:style-name="T13"> </text:span><text:span text:style-name="T113">JavaArchive</text:span><text:span text:style-name="T13"> </text:span><text:span text:style-name="T115">createDeployment</text:span><text:span text:style-name="T13">() {</text:span></text:p>
            <text:p text:style-name="P8"><text:span text:style-name="T13"><text:s text:c="8"/></text:span><text:span text:style-name="T109">return</text:span><text:span text:style-name="T13"> </text:span><text:span text:style-name="T110">ShrinkWrap</text:span></text:p>
            <text:p text:style-name="P8"><text:span text:style-name="T13"><text:s text:c="12"/></text:span><text:span text:style-name="T13">.</text:span><text:span text:style-name="T119">create</text:span><text:span text:style-name="T13">(</text:span><text:span text:style-name="T113">JavaArchive</text:span><text:span text:style-name="T13">.</text:span><text:span text:style-name="T109">class</text:span><text:span text:style-name="T13">)</text:span></text:p>
            <text:p text:style-name="P8"><text:span text:style-name="T13"><text:s text:c="12"/></text:span><text:span text:style-name="T13">.</text:span><text:span text:style-name="T119">addClasses</text:span><text:span text:style-name="T13">(</text:span><text:span text:style-name="T110">Greeter</text:span><text:span text:style-name="T13">.</text:span><text:span text:style-name="T109">class</text:span><text:span text:style-name="T13">, </text:span><text:span text:style-name="T110">PhraseBuilder</text:span><text:span text:style-name="T13">.</text:span><text:span text:style-name="T109">class</text:span><text:span text:style-name="T13">)</text:span></text:p>
            <text:p text:style-name="P8"><text:span text:style-name="T13"><text:s text:c="12"/></text:span><text:span text:style-name="T13">.</text:span><text:span text:style-name="T119">addAsManifestResource</text:span><text:span text:style-name="T13">(</text:span><text:span text:style-name="T164">EmptyAsset</text:span><text:span text:style-name="T13">.</text:span><text:span text:style-name="T132">INSTANCE</text:span><text:span text:style-name="T13">, </text:span><text:span text:style-name="T116">"beans.xml"</text:span><text:span text:style-name="T13">);</text:span></text:p>
            <text:p text:style-name="P35"><text:span text:style-name="T163"><text:s text:c="4"/></text:span><text:span text:style-name="T163">}</text:span></text:p>
            <text:p text:style-name="P8"><text:span text:style-name="T163"/></text:p>
            <text:p text:style-name="P8"><text:span text:style-name="T13"><text:s text:c="4"/></text:span><text:span text:style-name="T112">@Inject</text:span></text:p>
            <text:p text:style-name="P8"><text:span text:style-name="T13"><text:s text:c="4"/></text:span><text:span text:style-name="T110">Greeter</text:span><text:span text:style-name="T13"> </text:span><text:span text:style-name="T114">greeter</text:span><text:span text:style-name="T13">;</text:span></text:p>
            <text:p text:style-name="P8"><text:span text:style-name="T163"/></text:p>
            <text:p text:style-name="P8"><text:span text:style-name="T13"><text:s text:c="4"/></text:span><text:span text:style-name="T112">@Test</text:span></text:p>
            <text:p text:style-name="P8"><text:span text:style-name="T13"><text:s text:c="4"/></text:span><text:span text:style-name="T109">public</text:span><text:span text:style-name="T13"> </text:span><text:span text:style-name="T109">void</text:span><text:span text:style-name="T13"> </text:span><text:span text:style-name="T115">should_create_greeting</text:span><text:span text:style-name="T13">() {</text:span></text:p>
            <text:p text:style-name="P8"><text:span text:style-name="T13"><text:s text:c="8"/></text:span><text:span text:style-name="T119">assertEquals</text:span><text:span text:style-name="T13">(</text:span><text:span text:style-name="T116">"Hello, Earthling!"</text:span><text:span text:style-name="T13">, </text:span><text:span text:style-name="T114">greeter</text:span><text:span text:style-name="T13">.createGreeting(</text:span><text:span text:style-name="T116">"Earthling"</text:span><text:span text:style-name="T13">));</text:span></text:p>
            <text:p text:style-name="P35"><text:span text:style-name="T163"><text:s text:c="4"/></text:span><text:span text:style-name="T163">}</text:span></text:p>
            <text:p text:style-name="P8"><text:span text:style-name="T163"/></text:p>
            <text:p text:style-name="P35"><text:span text:style-name="T163">}</text:span></text:p>
          </draw:text-box>
        </draw:frame>
        <presentation:notes draw:style-name="dp2">
          <office:forms form:automatic-focus="false" form:apply-design-mode="false"/>
          <draw:page-thumbnail draw:style-name="gr1" draw:layer="layout" svg:width="13.968cm" svg:height="10.476cm" svg:x="3.81cm" svg:y="2.123cm" draw:page-number="98" presentation:class="page"/>
          <draw:frame presentation:style-name="pr6" draw:text-style-name="P2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0" draw:text-style-name="P40" draw:layer="layout" svg:width="25.199cm" svg:height="13.859cm" svg:x="1.4cm" svg:y="4.914cm" presentation:class="outline" presentation:user-transformed="true">
          <draw:text-box>
            <text:list text:style-name="L3">
              <text:list-item>
                <text:p><text:span text:style-name="T165"><text:a xlink:href="http://bryncooke.github.io/cdi-unit/" xlink:type="simple">http://bryncooke.github.io/cdi-unit/</text:a></text:span></text:p>
              </text:list-item>
              <text:list-item>
                <text:p><text:span text:style-name="T165">JUnit runner for testing CDI applications</text:span></text:p>
              </text:list-item>
              <text:list-item>
                <text:p><text:span text:style-name="T165">Works by creating custom CDI/Weld deployments</text:span></text:p>
              </text:list-item>
            </text:list>
          </draw:text-box>
        </draw:frame>
        <presentation:notes draw:style-name="dp2">
          <office:forms form:automatic-focus="false" form:apply-design-mode="false"/>
          <draw:page-thumbnail draw:style-name="gr1" draw:layer="layout" svg:width="13.968cm" svg:height="10.476cm" svg:x="3.81cm" svg:y="2.123cm" draw:page-number="99" presentation:class="page"/>
          <draw:frame presentation:style-name="pr43"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DI-Unit supports</text:p>
          </draw:text-box>
        </draw:frame>
        <draw:frame presentation:style-name="pr26" draw:layer="layout" svg:width="25.199cm" svg:height="12.247cm" svg:x="1.4cm" svg:y="4.914cm" presentation:class="outline" presentation:user-transformed="true">
          <draw:text-box>
            <text:list text:style-name="L3">
              <text:list-item>
                <text:p text:style-name="P41"><text:span text:style-name="T165">Mockito via @Mock, @Spy</text:span></text:p>
              </text:list-item>
              <text:list-item>
                <text:p text:style-name="P41"><text:span text:style-name="T165">Custom deployments via @AdditionalClasses, @AdditionalClassPaths, @AdditionalPackages, @IgnoredClasses</text:span></text:p>
              </text:list-item>
              <text:list-item>
                <text:p text:style-name="P41"><text:span text:style-name="T165">Scopes via @InRequestScope, @InSessionScope, @InConversationScope</text:span></text:p>
              </text:list-item>
              <text:list-item>
                <text:p text:style-name="P41"><text:span text:style-name="T165">Alternatives via @EnabledAlternatives, @ProducesAlternative</text:span></text:p>
              </text:list-item>
              <text:list-item>
                <text:p text:style-name="P41"><text:span text:style-name="T165">Java technologies via @SupportEjb, @SupportJaxRs, @SupportDeltaspike* annotations</text:span></text:p>
              </text:list-item>
            </text:list>
          </draw:text-box>
        </draw:frame>
        <presentation:notes draw:style-name="dp2">
          <office:forms form:automatic-focus="false" form:apply-design-mode="false"/>
          <draw:page-thumbnail draw:style-name="gr1" draw:layer="layout" svg:width="13.968cm" svg:height="10.476cm" svg:x="3.81cm" svg:y="2.123cm" draw:page-number="100" presentation:class="page"/>
          <draw:frame presentation:style-name="pr6" draw:text-style-name="P23"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4" draw:text-style-name="P20" draw:layer="layout" svg:width="25.199cm" svg:height="14.111cm" svg:x="1.4cm" svg:y="4.783cm" presentation:class="outline" presentation:user-transformed="true">
          <draw:text-box>
            <text:p text:style-name="P10"><text:span text:style-name="T60">@ApplicationScoped</text:span></text:p>
            <text:p text:style-name="P10"><text:span text:style-name="T61">public</text:span><text:span text:style-name="T62"> </text:span><text:span text:style-name="T61">class</text:span><text:span text:style-name="T62"> </text:span><text:span text:style-name="T63">GreeterClient</text:span><text:span text:style-name="T62"> {</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4"/></text:p>
            <text:p text:style-name="P10"><text:span text:style-name="T62"><text:s text:c="4"/></text:span><text:span text:style-name="T60">@Inject</text:span></text:p>
            <text:p text:style-name="P10"><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10"><text:span text:style-name="T64"/></text:p>
            <text:p text:style-name="P10"><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10"><text:span text:style-name="T62"><text:s text:c="8"/></text:span><text:span text:style-name="T67">email</text:span><text:span text:style-name="T62">.</text:span><text:span text:style-name="T140">send</text:span><text:span text:style-name="T62">(</text:span><text:span text:style-name="T67">user</text:span><text:span text:style-name="T62">.</text:span><text:span text:style-name="T140">get</text:span><text:span text:style-name="T62">() + </text:span><text:span text:style-name="T69">" said "</text:span><text:span text:style-name="T62"> + </text:span><text:span text:style-name="T67">hello</text:span><text:span text:style-name="T62">.</text:span><text:span text:style-name="T140">hello</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1">
          <office:forms form:automatic-focus="false" form:apply-design-mode="false"/>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20" draw:layer="layout" svg:width="25.199cm" svg:height="13.859cm" svg:x="1.4cm" svg:y="4.914cm" presentation:class="outline" presentation:user-transformed="true">
          <draw:text-box>
            <text:p text:style-name="P10"><text:span text:style-name="T60">@RunWith</text:span><text:span text:style-name="T62">(</text:span><text:span text:style-name="T63">CdiRunner</text:span><text:span text:style-name="T62">.</text:span><text:span text:style-name="T61">class</text:span><text:span text:style-name="T62">)</text:span></text:p>
            <text:p text:style-name="P10"><text:span text:style-name="T61">public</text:span><text:span text:style-name="T62"> </text:span><text:span text:style-name="T61">class</text:span><text:span text:style-name="T62"> </text:span><text:span text:style-name="T63">GreeterClientTest</text:span><text:span text:style-name="T62"> {</text:span></text:p>
            <text:p text:style-name="P10"><text:span text:style-name="T64"/></text:p>
            <text:p text:style-name="P10"><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10"><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10"><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10"><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10"><text:span text:style-name="T64"/></text:p>
            <text:p text:style-name="P10"><text:span text:style-name="T62"><text:s text:c="4"/></text:span><text:span text:style-name="T60">@Test</text:span></text:p>
            <text:p text:style-name="P10"><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10"><text:span text:style-name="T62"><text:s text:c="8"/></text:span><text:span text:style-name="T63">Mockito</text:span><text:span text:style-name="T62">.</text:span><text:span text:style-name="T140">doReturn</text:span><text:span text:style-name="T62">(</text:span><text:span text:style-name="T69">"Bonjour"</text:span><text:span text:style-name="T62">).</text:span><text:span text:style-name="T140">when</text:span><text:span text:style-name="T62">(</text:span><text:span text:style-name="T67">hello</text:span><text:span text:style-name="T62">).</text:span><text:span text:style-name="T140">hello</text:span><text:span text:style-name="T62">();</text:span></text:p>
            <text:p text:style-name="P10"><text:span text:style-name="T62"><text:s text:c="8"/></text:span><text:span text:style-name="T67">greeter</text:span><text:span text:style-name="T62">.greet();</text:span></text:p>
            <text:p text:style-name="P10"><text:span text:style-name="T62"><text:s text:c="8"/></text:span><text:span text:style-name="T63">Mockito</text:span><text:span text:style-name="T62">.</text:span><text:span text:style-name="T140">verify</text:span><text:span text:style-name="T62">(</text:span><text:span text:style-name="T67">email</text:span><text:span text:style-name="T62">).</text:span><text:span text:style-name="T140">send</text:span><text:span text:style-name="T62">(</text:span><text:span text:style-name="T69">"Frigo said Bonjour"</text:span><text:span text:style-name="T62">);</text:span></text:p>
            <text:p text:style-name="P10"><text:span text:style-name="T62"><text:s text:c="4"/></text:span><text:span text:style-name="T62">}</text:span></text:p>
            <text:p text:style-name="P10"><text:span text:style-name="T64"/></text:p>
            <text:p text:style-name="P10"><text:span text:style-name="T62">}</text:span></text:p>
          </draw:text-box>
        </draw:frame>
        <presentation:notes draw:style-name="dp2">
          <office:forms form:automatic-focus="false" form:apply-design-mode="false"/>
          <draw:page-thumbnail draw:style-name="gr1" draw:layer="layout" svg:width="13.968cm" svg:height="10.476cm" svg:x="3.81cm" svg:y="2.123cm" draw:page-number="102" presentation:class="page"/>
          <draw:frame presentation:style-name="pr31"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42" draw:layer="layout" svg:width="25.199cm" svg:height="13.859cm" svg:x="1.4cm" svg:y="4.914cm" presentation:class="outline" presentation:user-transformed="true">
          <draw:text-box>
            <text:list text:style-name="L3">
              <text:list-item>
                <text:p><text:span text:style-name="T166"><text:a xlink:href="https://github.com/cdi-spec" xlink:type="simple">https://github.com/cdi-spec</text:a></text:span></text:p>
              </text:list-item>
              <text:list-item>
                <text:p><text:span text:style-name="T166"><text:a xlink:href="https://github.com/weld" xlink:type="simple">https://github.com/weld</text:a></text:span></text:p>
              </text:list-item>
              <text:list-item>
                <text:p><text:span text:style-name="T166"><text:a xlink:href="https://www.baeldung.com/java-ee-cdi" xlink:type="simple">https://www.baeldung.com/java-ee-cdi</text:a></text:span></text:p>
              </text:list-item>
              <text:list-item>
                <text:p><text:span text:style-name="T166"><text:a xlink:href="https://www.javacodegeeks.com/cdi-tutorials" xlink:type="simple">https://www.javacodegeeks.com/cdi-tutorials</text:a></text:span></text:p>
              </text:list-item>
              <text:list-item>
                <text:p><text:span text:style-name="T166"><text:a xlink:href="https://dzone.com/refcardz/contexts-and-depencency" xlink:type="simple">https://dzone.com/refcardz/contexts-and-depencency</text:a></text:span></text:p>
              </text:list-item>
              <text:list-item>
                <text:p><text:span text:style-name="T166"><text:a xlink:href="http://next-presso.com/" xlink:type="simple">http://next-presso.com/</text:a></text:span></text:p>
              </text:list-item>
              <text:list-item>
                <text:p><text:span text:style-name="T166"><text:a xlink:href="https://javaee.github.io/tutorial/cdi-basic.html" xlink:type="simple">https://javaee.github.io/tutorial/cdi-basic.html</text:a></text:span></text:p>
              </text:list-item>
              <text:list-item>
                <text:p><text:span text:style-name="T166">StackOverflow, Google, practice, ...</text:span></text:p>
              </text:list-item>
            </text:list>
          </draw:text-box>
        </draw:frame>
        <presentation:notes draw:style-name="dp2">
          <office:forms form:automatic-focus="false" form:apply-design-mode="false"/>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0" draw:text-style-name="P1" draw:layer="layout" svg:width="25.199cm" svg:height="13.859cm" svg:x="1.4cm" svg:y="4.914cm" presentation:class="outline" presentation:placeholder="true" presentation:user-transformed="true">
          <draw:text-box/>
        </draw:frame>
        <presentation:notes draw:style-name="dp2">
          <office:forms form:automatic-focus="false" form:apply-design-mode="false"/>
          <draw:page-thumbnail draw:style-name="gr1" draw:layer="layout" svg:width="13.968cm" svg:height="10.476cm" svg:x="3.81cm" svg:y="2.123cm" draw:page-number="104"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ce style:name="Consolas1" svg:font-family="Consolas" style:font-family-generic="swiss" style:font-pitch="variable"/>
    <style:font-face style:name="Consolas2" svg:font-family="Consolas" style:font-family-generic="swiss" style:font-pitch="fixed"/>
    <style:font-face style:name="Consolas3" svg:font-family="Consolas" style:font-adornments="Italic" style:font-family-generic="modern" style:font-pitch="fixed"/>
    <style:font-face style:name="Consolas4" svg:font-family="Consolas" style:font-family-generic="modern" style:font-pitch="fixed"/>
    <style:font-face style:name="Consolas5" svg:font-family="Consolas" style:font-family-generic="modern"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0H43M</meta:editing-duration>
    <meta:editing-cycles>689</meta:editing-cycles>
    <meta:generator>LibreOffice/7.3.4.2$Windows_X86_64 LibreOffice_project/728fec16bd5f605073805c3c9e7c4212a0120dc5</meta:generator>
    <dc:date>2023-04-02T23:03:18.419000000</dc:date>
    <meta:document-statistic meta:object-count="437"/>
  </office:meta>
</office:document-meta>
</file>